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953in"/>
    </style:style>
    <style:style style:name="co2" style:family="table-column">
      <style:table-column-properties fo:break-before="auto" style:column-width="0.7638in"/>
    </style:style>
    <style:style style:name="co3" style:family="table-column">
      <style:table-column-properties fo:break-before="auto" style:column-width="1.0575in"/>
    </style:style>
    <style:style style:name="co4" style:family="table-column">
      <style:table-column-properties fo:break-before="auto" style:column-width="0.6984in"/>
    </style:style>
    <style:style style:name="co5" style:family="table-column">
      <style:table-column-properties fo:break-before="auto" style:column-width="0.731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9.5in" svg:height="6.3in" svg:x="4.6457in" svg:y="0.5252in">
            <draw:object draw:notify-on-update-of-ranges="Sheet1.A165:Sheet1.A175 Sheet1.B4:Sheet1.B4 Sheet1.B5:Sheet1.B15 Sheet1.B44:Sheet1.B44 Sheet1.B45:Sheet1.B55 Sheet1.B84:Sheet1.B84 Sheet1.B85:Sheet1.B95 Sheet1.B124:Sheet1.B124 Sheet1.B125:Sheet1.B135 Sheet1.B164:Sheet1.B164 Sheet1.B165:Sheet1.B17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9.5in" svg:height="6.3in" svg:x="4.6677in" svg:y="7.2394in">
            <draw:object draw:notify-on-update-of-ranges="Sheet1.A177:Sheet1.A187 Sheet1.B4:Sheet1.B4 Sheet1.B17:Sheet1.B27 Sheet1.B44:Sheet1.B44 Sheet1.B57:Sheet1.B67 Sheet1.B84:Sheet1.B84 Sheet1.B97:Sheet1.B107 Sheet1.B124:Sheet1.B124 Sheet1.B137:Sheet1.B147 Sheet1.B164:Sheet1.B164 Sheet1.B177:Sheet1.B18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9.5in" svg:height="6.3in" svg:x="4.6701in" svg:y="14.0461in">
            <draw:object draw:notify-on-update-of-ranges="Sheet1.A189:Sheet1.A199 Sheet1.B4:Sheet1.B4 Sheet1.B29:Sheet1.B39 Sheet1.B44:Sheet1.B44 Sheet1.B69:Sheet1.B79 Sheet1.B84:Sheet1.B84 Sheet1.B109:Sheet1.B119 Sheet1.B124:Sheet1.B124 Sheet1.B149:Sheet1.B159 Sheet1.B164:Sheet1.B164 Sheet1.B189:Sheet1.B19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make OPTIMIZE=0</text:p>
          </table:table-cell>
          <table:table-cell table:number-columns-repeated="4"/>
        </table:table-row>
        <table:table-row table:style-name="ro1">
          <table:table-cell office:value-type="string">
            <text:p>erl -noshell -pz ebin -s</text:p>
          </table:table-cell>
          <table:table-cell office:value-type="string">
            <text:p>run test -s</text:p>
          </table:table-cell>
          <table:table-cell office:value-type="string">
            <text:p><text:s/>init stop</text:p>
          </table:table-cell>
          <table:table-cell table:number-columns-repeated="2"/>
        </table:table-row>
        <table:table-row table:style-name="ro1">
          <table:table-cell office:value-type="string">
            <text:p>TEST string_key</text:p>
          </table:table-cell>
          <table:table-cell table:number-columns-repeated="4"/>
        </table:table-row>
        <table:table-row table:style-name="ro1">
          <table:table-cell office:value-type="string">
            <text:p>N == 1000 (10 runs)</text:p>
          </table:table-cell>
          <table:table-cell office:value-type="string">
            <text:p>O0</text:p>
          </table:table-cell>
          <table:table-cell table:number-columns-repeated="3"/>
        </table:table-row>
        <table:table-row table:style-name="ro2">
          <table:table-cell office:value-type="string">
            <text:p>aadict</text:p>
          </table:table-cell>
          <table:table-cell office:value-type="float" office:value="431.8">
            <text:p>431.8</text:p>
          </table:table-cell>
          <table:table-cell office:value-type="string">
            <text:p><text:s/>us ( <text:s/>1.4), set:</text:p>
          </table:table-cell>
          <table:table-cell office:value-type="float" office:value="1116.5">
            <text:p>1116.5</text:p>
          </table:table-cell>
          <table:table-cell office:value-type="string">
            <text:p><text:s/>us ( <text:s/>1.5)</text:p>
          </table:table-cell>
        </table:table-row>
        <table:table-row table:style-name="ro2">
          <table:table-cell office:value-type="string">
            <text:p>dict</text:p>
          </table:table-cell>
          <table:table-cell office:value-type="float" office:value="443.7">
            <text:p>443.7</text:p>
          </table:table-cell>
          <table:table-cell office:value-type="string">
            <text:p><text:s/>us ( <text:s/>1.5), set:</text:p>
          </table:table-cell>
          <table:table-cell office:value-type="float" office:value="1791.7">
            <text:p>1791.7</text:p>
          </table:table-cell>
          <table:table-cell office:value-type="string">
            <text:p><text:s/>us ( <text:s/>2.4)</text:p>
          </table:table-cell>
        </table:table-row>
        <table:table-row table:style-name="ro2">
          <table:table-cell office:value-type="string">
            <text:p>ets (ordered_set)</text:p>
          </table:table-cell>
          <table:table-cell office:value-type="float" office:value="791.9">
            <text:p>791.9</text:p>
          </table:table-cell>
          <table:table-cell office:value-type="string">
            <text:p><text:s/>us ( <text:s/>2.6), set:</text:p>
          </table:table-cell>
          <table:table-cell office:value-type="float" office:value="1497.6">
            <text:p>1497.6</text:p>
          </table:table-cell>
          <table:table-cell office:value-type="string">
            <text:p><text:s/>us ( <text:s/>2.0)</text:p>
          </table:table-cell>
        </table:table-row>
        <table:table-row table:style-name="ro2">
          <table:table-cell office:value-type="string">
            <text:p>ets (set)</text:p>
          </table:table-cell>
          <table:table-cell office:value-type="float" office:value="364.4">
            <text:p>364.4</text:p>
          </table:table-cell>
          <table:table-cell office:value-type="string">
            <text:p><text:s/>us ( <text:s/>1.2), set:</text:p>
          </table:table-cell>
          <table:table-cell office:value-type="float" office:value="890.3">
            <text:p>890.3</text:p>
          </table:table-cell>
          <table:table-cell office:value-type="string">
            <text:p><text:s/>us ( <text:s/>1.2)</text:p>
          </table:table-cell>
        </table:table-row>
        <table:table-row table:style-name="ro2">
          <table:table-cell office:value-type="string">
            <text:p>ets x10 read (ordered set)</text:p>
          </table:table-cell>
          <table:table-cell office:value-type="float" office:value="655.3">
            <text:p>655.3</text:p>
          </table:table-cell>
          <table:table-cell office:value-type="string">
            <text:p><text:s/>us ( <text:s/>2.2)</text:p>
          </table:table-cell>
          <table:table-cell table:number-columns-repeated="2"/>
        </table:table-row>
        <table:table-row table:style-name="ro2">
          <table:table-cell office:value-type="string">
            <text:p>ets x10 read (set)</text:p>
          </table:table-cell>
          <table:table-cell office:value-type="float" office:value="593.7">
            <text:p>593.7</text:p>
          </table:table-cell>
          <table:table-cell office:value-type="string">
            <text:p><text:s/>us ( <text:s/>2.0)</text:p>
          </table:table-cell>
          <table:table-cell table:number-columns-repeated="2"/>
        </table:table-row>
        <table:table-row table:style-name="ro2">
          <table:table-cell office:value-type="string">
            <text:p>gb_trees</text:p>
          </table:table-cell>
          <table:table-cell office:value-type="float" office:value="459.4">
            <text:p>459.4</text:p>
          </table:table-cell>
          <table:table-cell office:value-type="string">
            <text:p><text:s/>us ( <text:s/>1.5), set:</text:p>
          </table:table-cell>
          <table:table-cell office:value-type="float" office:value="1518.7">
            <text:p>1518.7</text:p>
          </table:table-cell>
          <table:table-cell office:value-type="string">
            <text:p><text:s/>us ( <text:s/>2.0)</text:p>
          </table:table-cell>
        </table:table-row>
        <table:table-row table:style-name="ro2">
          <table:table-cell office:value-type="string">
            <text:p>hashtl</text:p>
          </table:table-cell>
          <table:table-cell office:value-type="float" office:value="915.7">
            <text:p>915.7</text:p>
          </table:table-cell>
          <table:table-cell office:value-type="string">
            <text:p><text:s/>us ( <text:s/>3.0), set:</text:p>
          </table:table-cell>
          <table:table-cell office:value-type="float" office:value="1270.2">
            <text:p>1270.2</text:p>
          </table:table-cell>
          <table:table-cell office:value-type="string">
            <text:p><text:s/>us ( <text:s/>1.7)</text:p>
          </table:table-cell>
        </table:table-row>
        <table:table-row table:style-name="ro1">
          <table:table-cell office:value-type="string">
            <text:p>process dictionary</text:p>
          </table:table-cell>
          <table:table-cell office:value-type="float" office:value="316.6">
            <text:p>316.6</text:p>
          </table:table-cell>
          <table:table-cell office:value-type="string">
            <text:p><text:s/>us ( <text:s/>1.0), set:</text:p>
          </table:table-cell>
          <table:table-cell office:value-type="float" office:value="741.5">
            <text:p>741.5</text:p>
          </table:table-cell>
          <table:table-cell office:value-type="string">
            <text:p><text:s/>us ( <text:s/>1.0)</text:p>
          </table:table-cell>
        </table:table-row>
        <table:table-row table:style-name="ro2">
          <table:table-cell office:value-type="string">
            <text:p>rbdict</text:p>
          </table:table-cell>
          <table:table-cell office:value-type="float" office:value="420">
            <text:p>420</text:p>
          </table:table-cell>
          <table:table-cell office:value-type="string">
            <text:p><text:s/>us ( <text:s/>1.4), set:</text:p>
          </table:table-cell>
          <table:table-cell office:value-type="float" office:value="940.5">
            <text:p>940.5</text:p>
          </table:table-cell>
          <table:table-cell office:value-type="string">
            <text:p><text:s/>us ( <text:s/>1.3)</text:p>
          </table:table-cell>
        </table:table-row>
        <table:table-row table:style-name="ro2">
          <table:table-cell office:value-type="string">
            <text:p>trie</text:p>
          </table:table-cell>
          <table:table-cell office:value-type="float" office:value="302.9">
            <text:p>302.9</text:p>
          </table:table-cell>
          <table:table-cell office:value-type="string">
            <text:p><text:s/>us ( <text:s/>1.0), set:</text:p>
          </table:table-cell>
          <table:table-cell office:value-type="float" office:value="978.1">
            <text:p>978.1</text:p>
          </table:table-cell>
          <table:table-cell office:value-type="string">
            <text:p><text:s/>us ( <text:s/>1.3)</text:p>
          </table:table-cell>
        </table:table-row>
        <table:table-row table:style-name="ro1">
          <table:table-cell office:value-type="string">
            <text:p>N == 10000 (10 runs)</text:p>
          </table:table-cell>
          <table:table-cell table:number-columns-repeated="4"/>
        </table:table-row>
        <table:table-row table:style-name="ro1">
          <table:table-cell office:value-type="string">
            <text:p>aadict</text:p>
          </table:table-cell>
          <table:table-cell office:value-type="float" office:value="8903.2">
            <text:p>8903.2</text:p>
          </table:table-cell>
          <table:table-cell office:value-type="string">
            <text:p><text:s/>us ( <text:s/>1.4), set:</text:p>
          </table:table-cell>
          <table:table-cell office:value-type="float" office:value="20652.3">
            <text:p>20652.3</text:p>
          </table:table-cell>
          <table:table-cell office:value-type="string">
            <text:p><text:s/>us ( <text:s/>2.0)</text:p>
          </table:table-cell>
        </table:table-row>
        <table:table-row table:style-name="ro1">
          <table:table-cell office:value-type="string">
            <text:p>dict</text:p>
          </table:table-cell>
          <table:table-cell office:value-type="float" office:value="8144.9">
            <text:p>8144.9</text:p>
          </table:table-cell>
          <table:table-cell office:value-type="string">
            <text:p><text:s/>us ( <text:s/>1.3), set:</text:p>
          </table:table-cell>
          <table:table-cell office:value-type="float" office:value="26353">
            <text:p>26353</text:p>
          </table:table-cell>
          <table:table-cell office:value-type="string">
            <text:p><text:s/>us ( <text:s/>2.6)</text:p>
          </table:table-cell>
        </table:table-row>
        <table:table-row table:style-name="ro1">
          <table:table-cell office:value-type="string">
            <text:p>ets (ordered_set)</text:p>
          </table:table-cell>
          <table:table-cell office:value-type="float" office:value="9488.3">
            <text:p>9488.3</text:p>
          </table:table-cell>
          <table:table-cell office:value-type="string">
            <text:p><text:s/>us ( <text:s/>1.5), set:</text:p>
          </table:table-cell>
          <table:table-cell office:value-type="float" office:value="12515.1">
            <text:p>12515.1</text:p>
          </table:table-cell>
          <table:table-cell office:value-type="string">
            <text:p><text:s/>us ( <text:s/>1.2)</text:p>
          </table:table-cell>
        </table:table-row>
        <table:table-row table:style-name="ro1">
          <table:table-cell office:value-type="string">
            <text:p>ets (set)</text:p>
          </table:table-cell>
          <table:table-cell office:value-type="float" office:value="8149">
            <text:p>8149</text:p>
          </table:table-cell>
          <table:table-cell office:value-type="string">
            <text:p><text:s/>us ( <text:s/>1.3), set:</text:p>
          </table:table-cell>
          <table:table-cell office:value-type="float" office:value="10223.1">
            <text:p>10223.1</text:p>
          </table:table-cell>
          <table:table-cell office:value-type="string">
            <text:p><text:s/>us ( <text:s/>1.0)</text:p>
          </table:table-cell>
        </table:table-row>
        <table:table-row table:style-name="ro1">
          <table:table-cell office:value-type="string">
            <text:p>ets x10 read (ordered set)</text:p>
          </table:table-cell>
          <table:table-cell office:value-type="float" office:value="7549.7">
            <text:p>7549.7</text:p>
          </table:table-cell>
          <table:table-cell office:value-type="string">
            <text:p><text:s/>us ( <text:s/>1.2)</text:p>
          </table:table-cell>
          <table:table-cell table:number-columns-repeated="2"/>
        </table:table-row>
        <table:table-row table:style-name="ro1">
          <table:table-cell office:value-type="string">
            <text:p>ets x10 read (set)</text:p>
          </table:table-cell>
          <table:table-cell office:value-type="float" office:value="6636.2">
            <text:p>6636.2</text:p>
          </table:table-cell>
          <table:table-cell office:value-type="string">
            <text:p><text:s/>us ( <text:s/>1.1)</text:p>
          </table:table-cell>
          <table:table-cell table:number-columns-repeated="2"/>
        </table:table-row>
        <table:table-row table:style-name="ro1">
          <table:table-cell office:value-type="string">
            <text:p>gb_trees</text:p>
          </table:table-cell>
          <table:table-cell office:value-type="float" office:value="9630.4">
            <text:p>9630.4</text:p>
          </table:table-cell>
          <table:table-cell office:value-type="string">
            <text:p><text:s/>us ( <text:s/>1.6), set:</text:p>
          </table:table-cell>
          <table:table-cell office:value-type="float" office:value="24495.7">
            <text:p>24495.7</text:p>
          </table:table-cell>
          <table:table-cell office:value-type="string">
            <text:p><text:s/>us ( <text:s/>2.4)</text:p>
          </table:table-cell>
        </table:table-row>
        <table:table-row table:style-name="ro1">
          <table:table-cell office:value-type="string">
            <text:p>hashtl</text:p>
          </table:table-cell>
          <table:table-cell office:value-type="float" office:value="9724.2">
            <text:p>9724.2</text:p>
          </table:table-cell>
          <table:table-cell office:value-type="string">
            <text:p><text:s/>us ( <text:s/>1.6), set:</text:p>
          </table:table-cell>
          <table:table-cell office:value-type="float" office:value="16015.6">
            <text:p>16015.6</text:p>
          </table:table-cell>
          <table:table-cell office:value-type="string">
            <text:p><text:s/>us ( <text:s/>1.6)</text:p>
          </table:table-cell>
        </table:table-row>
        <table:table-row table:style-name="ro1">
          <table:table-cell office:value-type="string">
            <text:p>process dictionary</text:p>
          </table:table-cell>
          <table:table-cell office:value-type="float" office:value="6178.1">
            <text:p>6178.1</text:p>
          </table:table-cell>
          <table:table-cell office:value-type="string">
            <text:p><text:s/>us ( <text:s/>1.0), set:</text:p>
          </table:table-cell>
          <table:table-cell office:value-type="float" office:value="14000.4">
            <text:p>14000.4</text:p>
          </table:table-cell>
          <table:table-cell office:value-type="string">
            <text:p><text:s/>us ( <text:s/>1.4)</text:p>
          </table:table-cell>
        </table:table-row>
        <table:table-row table:style-name="ro2">
          <table:table-cell office:value-type="string">
            <text:p>rbdict</text:p>
          </table:table-cell>
          <table:table-cell office:value-type="float" office:value="8522.1">
            <text:p>8522.1</text:p>
          </table:table-cell>
          <table:table-cell office:value-type="string">
            <text:p><text:s/>us ( <text:s/>1.4), set:</text:p>
          </table:table-cell>
          <table:table-cell office:value-type="float" office:value="18301.5">
            <text:p>18301.5</text:p>
          </table:table-cell>
          <table:table-cell office:value-type="string">
            <text:p><text:s/>us ( <text:s/>1.8)</text:p>
          </table:table-cell>
        </table:table-row>
        <table:table-row table:style-name="ro2">
          <table:table-cell office:value-type="string">
            <text:p>trie</text:p>
          </table:table-cell>
          <table:table-cell office:value-type="float" office:value="7215.9">
            <text:p>7215.9</text:p>
          </table:table-cell>
          <table:table-cell office:value-type="string">
            <text:p><text:s/>us ( <text:s/>1.2), set:</text:p>
          </table:table-cell>
          <table:table-cell office:value-type="float" office:value="18760.3">
            <text:p>18760.3</text:p>
          </table:table-cell>
          <table:table-cell office:value-type="string">
            <text:p><text:s/>us ( <text:s/>1.8)</text:p>
          </table:table-cell>
        </table:table-row>
        <table:table-row table:style-name="ro1">
          <table:table-cell office:value-type="string">
            <text:p>N == 100000 (10 runs)</text:p>
          </table:table-cell>
          <table:table-cell table:number-columns-repeated="4"/>
        </table:table-row>
        <table:table-row table:style-name="ro1">
          <table:table-cell office:value-type="string">
            <text:p>aadict</text:p>
          </table:table-cell>
          <table:table-cell office:value-type="float" office:value="217818.2">
            <text:p>217818.2</text:p>
          </table:table-cell>
          <table:table-cell office:value-type="string">
            <text:p><text:s/>us ( <text:s/>2.9), set:</text:p>
          </table:table-cell>
          <table:table-cell office:value-type="float" office:value="363481.8">
            <text:p>363481.8</text:p>
          </table:table-cell>
          <table:table-cell office:value-type="string">
            <text:p><text:s/>us ( <text:s/>3.1)</text:p>
          </table:table-cell>
        </table:table-row>
        <table:table-row table:style-name="ro1">
          <table:table-cell office:value-type="string">
            <text:p>dict</text:p>
          </table:table-cell>
          <table:table-cell office:value-type="float" office:value="120559.7">
            <text:p>120559.7</text:p>
          </table:table-cell>
          <table:table-cell office:value-type="string">
            <text:p><text:s/>us ( <text:s/>1.6), set:</text:p>
          </table:table-cell>
          <table:table-cell office:value-type="float" office:value="702588.1">
            <text:p>702588.1</text:p>
          </table:table-cell>
          <table:table-cell office:value-type="string">
            <text:p><text:s/>us ( <text:s/>6.0)</text:p>
          </table:table-cell>
        </table:table-row>
        <table:table-row table:style-name="ro1">
          <table:table-cell office:value-type="string">
            <text:p>ets (ordered_set)</text:p>
          </table:table-cell>
          <table:table-cell office:value-type="float" office:value="140960.1">
            <text:p>140960.1</text:p>
          </table:table-cell>
          <table:table-cell office:value-type="string">
            <text:p><text:s/>us ( <text:s/>1.9), set:</text:p>
          </table:table-cell>
          <table:table-cell office:value-type="float" office:value="160380.2">
            <text:p>160380.2</text:p>
          </table:table-cell>
          <table:table-cell office:value-type="string">
            <text:p><text:s/>us ( <text:s/>1.4)</text:p>
          </table:table-cell>
        </table:table-row>
        <table:table-row table:style-name="ro1">
          <table:table-cell office:value-type="string">
            <text:p>ets (set)</text:p>
          </table:table-cell>
          <table:table-cell office:value-type="float" office:value="92217">
            <text:p>92217</text:p>
          </table:table-cell>
          <table:table-cell office:value-type="string">
            <text:p><text:s/>us ( <text:s/>1.2), set:</text:p>
          </table:table-cell>
          <table:table-cell office:value-type="float" office:value="117812.8">
            <text:p>117812.8</text:p>
          </table:table-cell>
          <table:table-cell office:value-type="string">
            <text:p><text:s/>us ( <text:s/>1.0)</text:p>
          </table:table-cell>
        </table:table-row>
        <table:table-row table:style-name="ro1">
          <table:table-cell office:value-type="string">
            <text:p>ets x10 read (ordered set)</text:p>
          </table:table-cell>
          <table:table-cell office:value-type="float" office:value="94970.5">
            <text:p>94970.5</text:p>
          </table:table-cell>
          <table:table-cell office:value-type="string">
            <text:p><text:s/>us ( <text:s/>1.3)</text:p>
          </table:table-cell>
          <table:table-cell table:number-columns-repeated="2"/>
        </table:table-row>
        <table:table-row table:style-name="ro1">
          <table:table-cell office:value-type="string">
            <text:p>ets x10 read (set)</text:p>
          </table:table-cell>
          <table:table-cell office:value-type="float" office:value="77114.3">
            <text:p>77114.3</text:p>
          </table:table-cell>
          <table:table-cell office:value-type="string">
            <text:p><text:s/>us ( <text:s/>1.0)</text:p>
          </table:table-cell>
          <table:table-cell table:number-columns-repeated="2"/>
        </table:table-row>
        <table:table-row table:style-name="ro1">
          <table:table-cell office:value-type="string">
            <text:p>gb_trees</text:p>
          </table:table-cell>
          <table:table-cell office:value-type="float" office:value="240592.4">
            <text:p>240592.4</text:p>
          </table:table-cell>
          <table:table-cell office:value-type="string">
            <text:p><text:s/>us ( <text:s/>3.2), set:</text:p>
          </table:table-cell>
          <table:table-cell office:value-type="float" office:value="413380.8">
            <text:p>413380.8</text:p>
          </table:table-cell>
          <table:table-cell office:value-type="string">
            <text:p><text:s/>us ( <text:s/>3.5)</text:p>
          </table:table-cell>
        </table:table-row>
        <table:table-row table:style-name="ro1">
          <table:table-cell office:value-type="string">
            <text:p>hashtl</text:p>
          </table:table-cell>
          <table:table-cell office:value-type="float" office:value="123689.9">
            <text:p>123689.9</text:p>
          </table:table-cell>
          <table:table-cell office:value-type="string">
            <text:p><text:s/>us ( <text:s/>1.7), set:</text:p>
          </table:table-cell>
          <table:table-cell office:value-type="float" office:value="162366.1">
            <text:p>162366.1</text:p>
          </table:table-cell>
          <table:table-cell office:value-type="string">
            <text:p><text:s/>us ( <text:s/>1.4)</text:p>
          </table:table-cell>
        </table:table-row>
        <table:table-row table:style-name="ro1">
          <table:table-cell office:value-type="string">
            <text:p>process dictionary</text:p>
          </table:table-cell>
          <table:table-cell office:value-type="float" office:value="74274.1">
            <text:p>74274.1</text:p>
          </table:table-cell>
          <table:table-cell office:value-type="string">
            <text:p><text:s/>us ( <text:s/>1.0), set:</text:p>
          </table:table-cell>
          <table:table-cell office:value-type="float" office:value="145834">
            <text:p>145834</text:p>
          </table:table-cell>
          <table:table-cell office:value-type="string">
            <text:p><text:s/>us ( <text:s/>1.2)</text:p>
          </table:table-cell>
        </table:table-row>
        <table:table-row table:style-name="ro2">
          <table:table-cell office:value-type="string">
            <text:p>rbdict</text:p>
          </table:table-cell>
          <table:table-cell office:value-type="float" office:value="216569.4">
            <text:p>216569.4</text:p>
          </table:table-cell>
          <table:table-cell office:value-type="string">
            <text:p><text:s/>us ( <text:s/>2.9), set:</text:p>
          </table:table-cell>
          <table:table-cell office:value-type="float" office:value="329517.9">
            <text:p>329517.9</text:p>
          </table:table-cell>
          <table:table-cell office:value-type="string">
            <text:p><text:s/>us ( <text:s/>2.8)</text:p>
          </table:table-cell>
        </table:table-row>
        <table:table-row table:style-name="ro2">
          <table:table-cell office:value-type="string">
            <text:p>trie</text:p>
          </table:table-cell>
          <table:table-cell office:value-type="float" office:value="128545.4">
            <text:p>128545.4</text:p>
          </table:table-cell>
          <table:table-cell office:value-type="string">
            <text:p><text:s/>us ( <text:s/>1.7), set:</text:p>
          </table:table-cell>
          <table:table-cell office:value-type="float" office:value="469294.1">
            <text:p>469294.1</text:p>
          </table:table-cell>
          <table:table-cell office:value-type="string">
            <text:p><text:s/>us ( <text:s/>4.0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ake OPTIMIZE=1</text:p>
          </table:table-cell>
          <table:table-cell table:number-columns-repeated="4"/>
        </table:table-row>
        <table:table-row table:style-name="ro1">
          <table:table-cell office:value-type="string">
            <text:p>erl -noshell -pz ebin -s</text:p>
          </table:table-cell>
          <table:table-cell office:value-type="string">
            <text:p>run test -s</text:p>
          </table:table-cell>
          <table:table-cell office:value-type="string">
            <text:p><text:s/>init stop</text:p>
          </table:table-cell>
          <table:table-cell table:number-columns-repeated="2"/>
        </table:table-row>
        <table:table-row table:style-name="ro1">
          <table:table-cell office:value-type="string">
            <text:p>TEST string_key</text:p>
          </table:table-cell>
          <table:table-cell table:number-columns-repeated="4"/>
        </table:table-row>
        <table:table-row table:style-name="ro1">
          <table:table-cell office:value-type="string">
            <text:p>N == 1000 (10 runs)</text:p>
          </table:table-cell>
          <table:table-cell office:value-type="string">
            <text:p>O1</text:p>
          </table:table-cell>
          <table:table-cell table:number-columns-repeated="3"/>
        </table:table-row>
        <table:table-row table:style-name="ro2">
          <table:table-cell office:value-type="string">
            <text:p>aadict</text:p>
          </table:table-cell>
          <table:table-cell office:value-type="float" office:value="364.6">
            <text:p>364.6</text:p>
          </table:table-cell>
          <table:table-cell office:value-type="string">
            <text:p><text:s/>us ( <text:s/>2.5), set:</text:p>
          </table:table-cell>
          <table:table-cell office:value-type="float" office:value="682.8">
            <text:p>682.8</text:p>
          </table:table-cell>
          <table:table-cell office:value-type="string">
            <text:p><text:s/>us ( <text:s/>1.2)</text:p>
          </table:table-cell>
        </table:table-row>
        <table:table-row table:style-name="ro2">
          <table:table-cell office:value-type="string">
            <text:p>dict</text:p>
          </table:table-cell>
          <table:table-cell office:value-type="float" office:value="338.6">
            <text:p>338.6</text:p>
          </table:table-cell>
          <table:table-cell office:value-type="string">
            <text:p><text:s/>us ( <text:s/>2.3), set:</text:p>
          </table:table-cell>
          <table:table-cell office:value-type="float" office:value="1243.5">
            <text:p>1243.5</text:p>
          </table:table-cell>
          <table:table-cell office:value-type="string">
            <text:p><text:s/>us ( <text:s/>2.3)</text:p>
          </table:table-cell>
        </table:table-row>
        <table:table-row table:style-name="ro2">
          <table:table-cell office:value-type="string">
            <text:p>ets (ordered_set)</text:p>
          </table:table-cell>
          <table:table-cell office:value-type="float" office:value="575">
            <text:p>575</text:p>
          </table:table-cell>
          <table:table-cell office:value-type="string">
            <text:p><text:s/>us ( <text:s/>3.9), set:</text:p>
          </table:table-cell>
          <table:table-cell office:value-type="float" office:value="795.2">
            <text:p>795.2</text:p>
          </table:table-cell>
          <table:table-cell office:value-type="string">
            <text:p><text:s/>us ( <text:s/>1.4)</text:p>
          </table:table-cell>
        </table:table-row>
        <table:table-row table:style-name="ro2">
          <table:table-cell office:value-type="string">
            <text:p>ets (set)</text:p>
          </table:table-cell>
          <table:table-cell office:value-type="float" office:value="344.1">
            <text:p>344.1</text:p>
          </table:table-cell>
          <table:table-cell office:value-type="string">
            <text:p><text:s/>us ( <text:s/>2.3), set:</text:p>
          </table:table-cell>
          <table:table-cell office:value-type="float" office:value="572.9">
            <text:p>572.9</text:p>
          </table:table-cell>
          <table:table-cell office:value-type="string">
            <text:p><text:s/>us ( <text:s/>1.0)</text:p>
          </table:table-cell>
        </table:table-row>
        <table:table-row table:style-name="ro2">
          <table:table-cell office:value-type="string">
            <text:p>ets x10 read (ordered set)</text:p>
          </table:table-cell>
          <table:table-cell office:value-type="float" office:value="569.3">
            <text:p>569.3</text:p>
          </table:table-cell>
          <table:table-cell office:value-type="string">
            <text:p><text:s/>us ( <text:s/>3.8)</text:p>
          </table:table-cell>
          <table:table-cell table:number-columns-repeated="2"/>
        </table:table-row>
        <table:table-row table:style-name="ro2">
          <table:table-cell office:value-type="string">
            <text:p>ets x10 read (set)</text:p>
          </table:table-cell>
          <table:table-cell office:value-type="float" office:value="675.6">
            <text:p>675.6</text:p>
          </table:table-cell>
          <table:table-cell office:value-type="string">
            <text:p><text:s/>us ( <text:s/>4.6)</text:p>
          </table:table-cell>
          <table:table-cell table:number-columns-repeated="2"/>
        </table:table-row>
        <table:table-row table:style-name="ro2">
          <table:table-cell office:value-type="string">
            <text:p>gb_trees</text:p>
          </table:table-cell>
          <table:table-cell office:value-type="float" office:value="404">
            <text:p>404</text:p>
          </table:table-cell>
          <table:table-cell office:value-type="string">
            <text:p><text:s/>us ( <text:s/>2.7), set:</text:p>
          </table:table-cell>
          <table:table-cell office:value-type="float" office:value="1024.3">
            <text:p>1024.3</text:p>
          </table:table-cell>
          <table:table-cell office:value-type="string">
            <text:p><text:s/>us ( <text:s/>1.9)</text:p>
          </table:table-cell>
        </table:table-row>
        <table:table-row table:style-name="ro2">
          <table:table-cell office:value-type="string">
            <text:p>hashtl</text:p>
          </table:table-cell>
          <table:table-cell office:value-type="float" office:value="488.2">
            <text:p>488.2</text:p>
          </table:table-cell>
          <table:table-cell office:value-type="string">
            <text:p><text:s/>us ( <text:s/>3.3), set:</text:p>
          </table:table-cell>
          <table:table-cell office:value-type="float" office:value="571.5">
            <text:p>571.5</text:p>
          </table:table-cell>
          <table:table-cell office:value-type="string">
            <text:p><text:s/>us ( <text:s/>1.0)</text:p>
          </table:table-cell>
        </table:table-row>
        <table:table-row table:style-name="ro1">
          <table:table-cell office:value-type="string">
            <text:p>process dictionary</text:p>
          </table:table-cell>
          <table:table-cell office:value-type="float" office:value="228.3">
            <text:p>228.3</text:p>
          </table:table-cell>
          <table:table-cell office:value-type="string">
            <text:p><text:s/>us ( <text:s/>1.5), set:</text:p>
          </table:table-cell>
          <table:table-cell office:value-type="float" office:value="783.6">
            <text:p>783.6</text:p>
          </table:table-cell>
          <table:table-cell office:value-type="string">
            <text:p><text:s/>us ( <text:s/>1.4)</text:p>
          </table:table-cell>
        </table:table-row>
        <table:table-row table:style-name="ro2">
          <table:table-cell office:value-type="string">
            <text:p>rbdict</text:p>
          </table:table-cell>
          <table:table-cell office:value-type="float" office:value="350.9">
            <text:p>350.9</text:p>
          </table:table-cell>
          <table:table-cell office:value-type="string">
            <text:p><text:s/>us ( <text:s/>2.4), set:</text:p>
          </table:table-cell>
          <table:table-cell office:value-type="float" office:value="551.9">
            <text:p>551.9</text:p>
          </table:table-cell>
          <table:table-cell office:value-type="string">
            <text:p><text:s/>us ( <text:s/>1.0)</text:p>
          </table:table-cell>
        </table:table-row>
        <table:table-row table:style-name="ro2">
          <table:table-cell office:value-type="string">
            <text:p>trie</text:p>
          </table:table-cell>
          <table:table-cell office:value-type="float" office:value="148.2">
            <text:p>148.2</text:p>
          </table:table-cell>
          <table:table-cell office:value-type="string">
            <text:p><text:s/>us ( <text:s/>1.0), set:</text:p>
          </table:table-cell>
          <table:table-cell office:value-type="float" office:value="637.4">
            <text:p>637.4</text:p>
          </table:table-cell>
          <table:table-cell office:value-type="string">
            <text:p><text:s/>us ( <text:s/>1.2)</text:p>
          </table:table-cell>
        </table:table-row>
        <table:table-row table:style-name="ro1">
          <table:table-cell office:value-type="string">
            <text:p>N == 10000 (10 runs)</text:p>
          </table:table-cell>
          <table:table-cell table:number-columns-repeated="4"/>
        </table:table-row>
        <table:table-row table:style-name="ro2">
          <table:table-cell office:value-type="string">
            <text:p>aadict</text:p>
          </table:table-cell>
          <table:table-cell office:value-type="float" office:value="8243.8">
            <text:p>8243.8</text:p>
          </table:table-cell>
          <table:table-cell office:value-type="string">
            <text:p><text:s/>us ( <text:s/>1.5), set:</text:p>
          </table:table-cell>
          <table:table-cell office:value-type="float" office:value="14899">
            <text:p>14899</text:p>
          </table:table-cell>
          <table:table-cell office:value-type="string">
            <text:p><text:s/>us ( <text:s/>1.3)</text:p>
          </table:table-cell>
        </table:table-row>
        <table:table-row table:style-name="ro2">
          <table:table-cell office:value-type="string">
            <text:p>dict</text:p>
          </table:table-cell>
          <table:table-cell office:value-type="float" office:value="7905.4">
            <text:p>7905.4</text:p>
          </table:table-cell>
          <table:table-cell office:value-type="string">
            <text:p><text:s/>us ( <text:s/>1.5), set:</text:p>
          </table:table-cell>
          <table:table-cell office:value-type="float" office:value="22639.6">
            <text:p>22639.6</text:p>
          </table:table-cell>
          <table:table-cell office:value-type="string">
            <text:p><text:s/>us ( <text:s/>2.0)</text:p>
          </table:table-cell>
        </table:table-row>
        <table:table-row table:style-name="ro2">
          <table:table-cell office:value-type="string">
            <text:p>ets (ordered_set)</text:p>
          </table:table-cell>
          <table:table-cell office:value-type="float" office:value="9647.8">
            <text:p>9647.8</text:p>
          </table:table-cell>
          <table:table-cell office:value-type="string">
            <text:p><text:s/>us ( <text:s/>1.8), set:</text:p>
          </table:table-cell>
          <table:table-cell office:value-type="float" office:value="12273.3">
            <text:p>12273.3</text:p>
          </table:table-cell>
          <table:table-cell office:value-type="string">
            <text:p><text:s/>us ( <text:s/>1.1)</text:p>
          </table:table-cell>
        </table:table-row>
        <table:table-row table:style-name="ro2">
          <table:table-cell office:value-type="string">
            <text:p>ets (set)</text:p>
          </table:table-cell>
          <table:table-cell office:value-type="float" office:value="8741">
            <text:p>8741</text:p>
          </table:table-cell>
          <table:table-cell office:value-type="string">
            <text:p><text:s/>us ( <text:s/>1.6), set:</text:p>
          </table:table-cell>
          <table:table-cell office:value-type="float" office:value="11131.5">
            <text:p>11131.5</text:p>
          </table:table-cell>
          <table:table-cell office:value-type="string">
            <text:p><text:s/>us ( <text:s/>1.0)</text:p>
          </table:table-cell>
        </table:table-row>
        <table:table-row table:style-name="ro2">
          <table:table-cell office:value-type="string">
            <text:p>ets x10 read (ordered set)</text:p>
          </table:table-cell>
          <table:table-cell office:value-type="float" office:value="8152.5">
            <text:p>8152.5</text:p>
          </table:table-cell>
          <table:table-cell office:value-type="string">
            <text:p><text:s/>us ( <text:s/>1.5)</text:p>
          </table:table-cell>
          <table:table-cell table:number-columns-repeated="2"/>
        </table:table-row>
        <table:table-row table:style-name="ro2">
          <table:table-cell office:value-type="string">
            <text:p>ets x10 read (set)</text:p>
          </table:table-cell>
          <table:table-cell office:value-type="float" office:value="7511.2">
            <text:p>7511.2</text:p>
          </table:table-cell>
          <table:table-cell office:value-type="string">
            <text:p><text:s/>us ( <text:s/>1.4)</text:p>
          </table:table-cell>
          <table:table-cell table:number-columns-repeated="2"/>
        </table:table-row>
        <table:table-row table:style-name="ro2">
          <table:table-cell office:value-type="string">
            <text:p>gb_trees</text:p>
          </table:table-cell>
          <table:table-cell office:value-type="float" office:value="8854.4">
            <text:p>8854.4</text:p>
          </table:table-cell>
          <table:table-cell office:value-type="string">
            <text:p><text:s/>us ( <text:s/>1.6), set:</text:p>
          </table:table-cell>
          <table:table-cell office:value-type="float" office:value="17573">
            <text:p>17573</text:p>
          </table:table-cell>
          <table:table-cell office:value-type="string">
            <text:p><text:s/>us ( <text:s/>1.6)</text:p>
          </table:table-cell>
        </table:table-row>
        <table:table-row table:style-name="ro2">
          <table:table-cell office:value-type="string">
            <text:p>hashtl</text:p>
          </table:table-cell>
          <table:table-cell office:value-type="float" office:value="8872.8">
            <text:p>8872.8</text:p>
          </table:table-cell>
          <table:table-cell office:value-type="string">
            <text:p><text:s/>us ( <text:s/>1.6), set:</text:p>
          </table:table-cell>
          <table:table-cell office:value-type="float" office:value="14108">
            <text:p>14108</text:p>
          </table:table-cell>
          <table:table-cell office:value-type="string">
            <text:p><text:s/>us ( <text:s/>1.3)</text:p>
          </table:table-cell>
        </table:table-row>
        <table:table-row table:style-name="ro1">
          <table:table-cell office:value-type="string">
            <text:p>process dictionary</text:p>
          </table:table-cell>
          <table:table-cell office:value-type="float" office:value="6474.1">
            <text:p>6474.1</text:p>
          </table:table-cell>
          <table:table-cell office:value-type="string">
            <text:p><text:s/>us ( <text:s/>1.2), set:</text:p>
          </table:table-cell>
          <table:table-cell office:value-type="float" office:value="15250">
            <text:p>15250</text:p>
          </table:table-cell>
          <table:table-cell office:value-type="string">
            <text:p><text:s/>us ( <text:s/>1.4)</text:p>
          </table:table-cell>
        </table:table-row>
        <table:table-row table:style-name="ro2">
          <table:table-cell office:value-type="string">
            <text:p>rbdict</text:p>
          </table:table-cell>
          <table:table-cell office:value-type="float" office:value="7876.7">
            <text:p>7876.7</text:p>
          </table:table-cell>
          <table:table-cell office:value-type="string">
            <text:p><text:s/>us ( <text:s/>1.5), set:</text:p>
          </table:table-cell>
          <table:table-cell office:value-type="float" office:value="12443.8">
            <text:p>12443.8</text:p>
          </table:table-cell>
          <table:table-cell office:value-type="string">
            <text:p><text:s/>us ( <text:s/>1.1)</text:p>
          </table:table-cell>
        </table:table-row>
        <table:table-row table:style-name="ro2">
          <table:table-cell office:value-type="string">
            <text:p>trie</text:p>
          </table:table-cell>
          <table:table-cell office:value-type="float" office:value="5395">
            <text:p>5395</text:p>
          </table:table-cell>
          <table:table-cell office:value-type="string">
            <text:p><text:s/>us ( <text:s/>1.0), set:</text:p>
          </table:table-cell>
          <table:table-cell office:value-type="float" office:value="13855.8">
            <text:p>13855.8</text:p>
          </table:table-cell>
          <table:table-cell office:value-type="string">
            <text:p><text:s/>us ( <text:s/>1.2)</text:p>
          </table:table-cell>
        </table:table-row>
        <table:table-row table:style-name="ro1">
          <table:table-cell office:value-type="string">
            <text:p>N == 100000 (10 runs)</text:p>
          </table:table-cell>
          <table:table-cell table:number-columns-repeated="4"/>
        </table:table-row>
        <table:table-row table:style-name="ro2">
          <table:table-cell office:value-type="string">
            <text:p>aadict</text:p>
          </table:table-cell>
          <table:table-cell office:value-type="float" office:value="203331.7">
            <text:p>203331.7</text:p>
          </table:table-cell>
          <table:table-cell office:value-type="string">
            <text:p><text:s/>us ( <text:s/>3.2), set:</text:p>
          </table:table-cell>
          <table:table-cell office:value-type="float" office:value="290739.7">
            <text:p>290739.7</text:p>
          </table:table-cell>
          <table:table-cell office:value-type="string">
            <text:p><text:s/>us ( <text:s/>2.8)</text:p>
          </table:table-cell>
        </table:table-row>
        <table:table-row table:style-name="ro2">
          <table:table-cell office:value-type="string">
            <text:p>dict</text:p>
          </table:table-cell>
          <table:table-cell office:value-type="float" office:value="115243.7">
            <text:p>115243.7</text:p>
          </table:table-cell>
          <table:table-cell office:value-type="string">
            <text:p><text:s/>us ( <text:s/>1.8), set:</text:p>
          </table:table-cell>
          <table:table-cell office:value-type="float" office:value="636958.5">
            <text:p>636958.5</text:p>
          </table:table-cell>
          <table:table-cell office:value-type="string">
            <text:p><text:s/>us ( <text:s/>6.0)</text:p>
          </table:table-cell>
        </table:table-row>
        <table:table-row table:style-name="ro2">
          <table:table-cell office:value-type="string">
            <text:p>ets (ordered_set)</text:p>
          </table:table-cell>
          <table:table-cell office:value-type="float" office:value="138594.7">
            <text:p>138594.7</text:p>
          </table:table-cell>
          <table:table-cell office:value-type="string">
            <text:p><text:s/>us ( <text:s/>2.1), set:</text:p>
          </table:table-cell>
          <table:table-cell office:value-type="float" office:value="156941.5">
            <text:p>156941.5</text:p>
          </table:table-cell>
          <table:table-cell office:value-type="string">
            <text:p><text:s/>us ( <text:s/>1.5)</text:p>
          </table:table-cell>
        </table:table-row>
        <table:table-row table:style-name="ro2">
          <table:table-cell office:value-type="string">
            <text:p>ets (set)</text:p>
          </table:table-cell>
          <table:table-cell office:value-type="float" office:value="83570.1">
            <text:p>83570.1</text:p>
          </table:table-cell>
          <table:table-cell office:value-type="string">
            <text:p><text:s/>us ( <text:s/>1.3), set:</text:p>
          </table:table-cell>
          <table:table-cell office:value-type="float" office:value="105417.7">
            <text:p>105417.7</text:p>
          </table:table-cell>
          <table:table-cell office:value-type="string">
            <text:p><text:s/>us ( <text:s/>1.0)</text:p>
          </table:table-cell>
        </table:table-row>
        <table:table-row table:style-name="ro2">
          <table:table-cell office:value-type="string">
            <text:p>ets x10 read (ordered set)</text:p>
          </table:table-cell>
          <table:table-cell office:value-type="float" office:value="95338.7">
            <text:p>95338.7</text:p>
          </table:table-cell>
          <table:table-cell office:value-type="string">
            <text:p><text:s/>us ( <text:s/>1.5)</text:p>
          </table:table-cell>
          <table:table-cell table:number-columns-repeated="2"/>
        </table:table-row>
        <table:table-row table:style-name="ro2">
          <table:table-cell office:value-type="string">
            <text:p>ets x10 read (set)</text:p>
          </table:table-cell>
          <table:table-cell office:value-type="float" office:value="68988.9">
            <text:p>68988.9</text:p>
          </table:table-cell>
          <table:table-cell office:value-type="string">
            <text:p><text:s/>us ( <text:s/>1.1)</text:p>
          </table:table-cell>
          <table:table-cell table:number-columns-repeated="2"/>
        </table:table-row>
        <table:table-row table:style-name="ro2">
          <table:table-cell office:value-type="string">
            <text:p>gb_trees</text:p>
          </table:table-cell>
          <table:table-cell office:value-type="float" office:value="228740.4">
            <text:p>228740.4</text:p>
          </table:table-cell>
          <table:table-cell office:value-type="string">
            <text:p><text:s/>us ( <text:s/>3.5), set:</text:p>
          </table:table-cell>
          <table:table-cell office:value-type="float" office:value="334276.2">
            <text:p>334276.2</text:p>
          </table:table-cell>
          <table:table-cell office:value-type="string">
            <text:p><text:s/>us ( <text:s/>3.2)</text:p>
          </table:table-cell>
        </table:table-row>
        <table:table-row table:style-name="ro2">
          <table:table-cell office:value-type="string">
            <text:p>hashtl</text:p>
          </table:table-cell>
          <table:table-cell office:value-type="float" office:value="106109.2">
            <text:p>106109.2</text:p>
          </table:table-cell>
          <table:table-cell office:value-type="string">
            <text:p><text:s/>us ( <text:s/>1.6), set:</text:p>
          </table:table-cell>
          <table:table-cell office:value-type="float" office:value="119801.5">
            <text:p>119801.5</text:p>
          </table:table-cell>
          <table:table-cell office:value-type="string">
            <text:p><text:s/>us ( <text:s/>1.1)</text:p>
          </table:table-cell>
        </table:table-row>
        <table:table-row table:style-name="ro1">
          <table:table-cell office:value-type="string">
            <text:p>process dictionary</text:p>
          </table:table-cell>
          <table:table-cell office:value-type="float" office:value="64525.8">
            <text:p>64525.8</text:p>
          </table:table-cell>
          <table:table-cell office:value-type="string">
            <text:p><text:s/>us ( <text:s/>1.0), set:</text:p>
          </table:table-cell>
          <table:table-cell office:value-type="float" office:value="137005.9">
            <text:p>137005.9</text:p>
          </table:table-cell>
          <table:table-cell office:value-type="string">
            <text:p><text:s/>us ( <text:s/>1.3)</text:p>
          </table:table-cell>
        </table:table-row>
        <table:table-row table:style-name="ro2">
          <table:table-cell office:value-type="string">
            <text:p>rbdict</text:p>
          </table:table-cell>
          <table:table-cell office:value-type="float" office:value="199559.6">
            <text:p>199559.6</text:p>
          </table:table-cell>
          <table:table-cell office:value-type="string">
            <text:p><text:s/>us ( <text:s/>3.1), set:</text:p>
          </table:table-cell>
          <table:table-cell office:value-type="float" office:value="257816.9">
            <text:p>257816.9</text:p>
          </table:table-cell>
          <table:table-cell office:value-type="string">
            <text:p><text:s/>us ( <text:s/>2.4)</text:p>
          </table:table-cell>
        </table:table-row>
        <table:table-row table:style-name="ro2">
          <table:table-cell office:value-type="string">
            <text:p>trie</text:p>
          </table:table-cell>
          <table:table-cell office:value-type="float" office:value="95711.2">
            <text:p>95711.2</text:p>
          </table:table-cell>
          <table:table-cell office:value-type="string">
            <text:p><text:s/>us ( <text:s/>1.5), set:</text:p>
          </table:table-cell>
          <table:table-cell office:value-type="float" office:value="426041.9">
            <text:p>426041.9</text:p>
          </table:table-cell>
          <table:table-cell office:value-type="string">
            <text:p><text:s/>us ( <text:s/>4.0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ake OPTIMIZE=2</text:p>
          </table:table-cell>
          <table:table-cell table:number-columns-repeated="4"/>
        </table:table-row>
        <table:table-row table:style-name="ro1">
          <table:table-cell office:value-type="string">
            <text:p>erl -noshell -pz ebin -s</text:p>
          </table:table-cell>
          <table:table-cell office:value-type="string">
            <text:p>run test -s</text:p>
          </table:table-cell>
          <table:table-cell office:value-type="string">
            <text:p><text:s/>init stop</text:p>
          </table:table-cell>
          <table:table-cell table:number-columns-repeated="2"/>
        </table:table-row>
        <table:table-row table:style-name="ro1">
          <table:table-cell office:value-type="string">
            <text:p>TEST string_key</text:p>
          </table:table-cell>
          <table:table-cell table:number-columns-repeated="4"/>
        </table:table-row>
        <table:table-row table:style-name="ro1">
          <table:table-cell office:value-type="string">
            <text:p>N == 1000 (10 runs)</text:p>
          </table:table-cell>
          <table:table-cell office:value-type="string">
            <text:p>O2</text:p>
          </table:table-cell>
          <table:table-cell table:number-columns-repeated="3"/>
        </table:table-row>
        <table:table-row table:style-name="ro2">
          <table:table-cell office:value-type="string">
            <text:p>aadict</text:p>
          </table:table-cell>
          <table:table-cell office:value-type="float" office:value="473.4">
            <text:p>473.4</text:p>
          </table:table-cell>
          <table:table-cell office:value-type="string">
            <text:p><text:s/>us ( <text:s/>3.3), set:</text:p>
          </table:table-cell>
          <table:table-cell office:value-type="float" office:value="763.9">
            <text:p>763.9</text:p>
          </table:table-cell>
          <table:table-cell office:value-type="string">
            <text:p><text:s/>us ( <text:s/>1.4)</text:p>
          </table:table-cell>
        </table:table-row>
        <table:table-row table:style-name="ro2">
          <table:table-cell office:value-type="string">
            <text:p>dict</text:p>
          </table:table-cell>
          <table:table-cell office:value-type="float" office:value="435">
            <text:p>435</text:p>
          </table:table-cell>
          <table:table-cell office:value-type="string">
            <text:p><text:s/>us ( <text:s/>3.0), set:</text:p>
          </table:table-cell>
          <table:table-cell office:value-type="float" office:value="1547.7">
            <text:p>1547.7</text:p>
          </table:table-cell>
          <table:table-cell office:value-type="string">
            <text:p><text:s/>us ( <text:s/>2.9)</text:p>
          </table:table-cell>
        </table:table-row>
        <table:table-row table:style-name="ro2">
          <table:table-cell office:value-type="string">
            <text:p>ets (ordered_set)</text:p>
          </table:table-cell>
          <table:table-cell office:value-type="float" office:value="574.4">
            <text:p>574.4</text:p>
          </table:table-cell>
          <table:table-cell office:value-type="string">
            <text:p><text:s/>us ( <text:s/>4.0), set:</text:p>
          </table:table-cell>
          <table:table-cell office:value-type="float" office:value="805.5">
            <text:p>805.5</text:p>
          </table:table-cell>
          <table:table-cell office:value-type="string">
            <text:p><text:s/>us ( <text:s/>1.5)</text:p>
          </table:table-cell>
        </table:table-row>
        <table:table-row table:style-name="ro2">
          <table:table-cell office:value-type="string">
            <text:p>ets (set)</text:p>
          </table:table-cell>
          <table:table-cell office:value-type="float" office:value="339.6">
            <text:p>339.6</text:p>
          </table:table-cell>
          <table:table-cell office:value-type="string">
            <text:p><text:s/>us ( <text:s/>2.3), set:</text:p>
          </table:table-cell>
          <table:table-cell office:value-type="float" office:value="589.4">
            <text:p>589.4</text:p>
          </table:table-cell>
          <table:table-cell office:value-type="string">
            <text:p><text:s/>us ( <text:s/>1.1)</text:p>
          </table:table-cell>
        </table:table-row>
        <table:table-row table:style-name="ro2">
          <table:table-cell office:value-type="string">
            <text:p>ets x10 read (ordered set)</text:p>
          </table:table-cell>
          <table:table-cell office:value-type="float" office:value="623.7">
            <text:p>623.7</text:p>
          </table:table-cell>
          <table:table-cell office:value-type="string">
            <text:p><text:s/>us ( <text:s/>4.3)</text:p>
          </table:table-cell>
          <table:table-cell table:number-columns-repeated="2"/>
        </table:table-row>
        <table:table-row table:style-name="ro2">
          <table:table-cell office:value-type="string">
            <text:p>ets x10 read (set)</text:p>
          </table:table-cell>
          <table:table-cell office:value-type="float" office:value="585.3">
            <text:p>585.3</text:p>
          </table:table-cell>
          <table:table-cell office:value-type="string">
            <text:p><text:s/>us ( <text:s/>4.0)</text:p>
          </table:table-cell>
          <table:table-cell table:number-columns-repeated="2"/>
        </table:table-row>
        <table:table-row table:style-name="ro2">
          <table:table-cell office:value-type="string">
            <text:p>gb_trees</text:p>
          </table:table-cell>
          <table:table-cell office:value-type="float" office:value="408.5">
            <text:p>408.5</text:p>
          </table:table-cell>
          <table:table-cell office:value-type="string">
            <text:p><text:s/>us ( <text:s/>2.8), set:</text:p>
          </table:table-cell>
          <table:table-cell office:value-type="float" office:value="1014.8">
            <text:p>1014.8</text:p>
          </table:table-cell>
          <table:table-cell office:value-type="string">
            <text:p><text:s/>us ( <text:s/>1.9)</text:p>
          </table:table-cell>
        </table:table-row>
        <table:table-row table:style-name="ro2">
          <table:table-cell office:value-type="string">
            <text:p>hashtl</text:p>
          </table:table-cell>
          <table:table-cell office:value-type="float" office:value="492.9">
            <text:p>492.9</text:p>
          </table:table-cell>
          <table:table-cell office:value-type="string">
            <text:p><text:s/>us ( <text:s/>3.4), set:</text:p>
          </table:table-cell>
          <table:table-cell office:value-type="float" office:value="597.2">
            <text:p>597.2</text:p>
          </table:table-cell>
          <table:table-cell office:value-type="string">
            <text:p><text:s/>us ( <text:s/>1.1)</text:p>
          </table:table-cell>
        </table:table-row>
        <table:table-row table:style-name="ro1">
          <table:table-cell office:value-type="string">
            <text:p>process dictionary</text:p>
          </table:table-cell>
          <table:table-cell office:value-type="float" office:value="222.7">
            <text:p>222.7</text:p>
          </table:table-cell>
          <table:table-cell office:value-type="string">
            <text:p><text:s/>us ( <text:s/>1.5), set:</text:p>
          </table:table-cell>
          <table:table-cell office:value-type="float" office:value="791.6">
            <text:p>791.6</text:p>
          </table:table-cell>
          <table:table-cell office:value-type="string">
            <text:p><text:s/>us ( <text:s/>1.5)</text:p>
          </table:table-cell>
        </table:table-row>
        <table:table-row table:style-name="ro2">
          <table:table-cell office:value-type="string">
            <text:p>rbdict</text:p>
          </table:table-cell>
          <table:table-cell office:value-type="float" office:value="352.2">
            <text:p>352.2</text:p>
          </table:table-cell>
          <table:table-cell office:value-type="string">
            <text:p><text:s/>us ( <text:s/>2.4), set:</text:p>
          </table:table-cell>
          <table:table-cell office:value-type="float" office:value="540.2">
            <text:p>540.2</text:p>
          </table:table-cell>
          <table:table-cell office:value-type="string">
            <text:p><text:s/>us ( <text:s/>1.0)</text:p>
          </table:table-cell>
        </table:table-row>
        <table:table-row table:style-name="ro2">
          <table:table-cell office:value-type="string">
            <text:p>trie</text:p>
          </table:table-cell>
          <table:table-cell office:value-type="float" office:value="144.9">
            <text:p>144.9</text:p>
          </table:table-cell>
          <table:table-cell office:value-type="string">
            <text:p><text:s/>us ( <text:s/>1.0), set:</text:p>
          </table:table-cell>
          <table:table-cell office:value-type="float" office:value="775">
            <text:p>775</text:p>
          </table:table-cell>
          <table:table-cell office:value-type="string">
            <text:p><text:s/>us ( <text:s/>1.4)</text:p>
          </table:table-cell>
        </table:table-row>
        <table:table-row table:style-name="ro1">
          <table:table-cell office:value-type="string">
            <text:p>N == 10000 (10 runs)</text:p>
          </table:table-cell>
          <table:table-cell table:number-columns-repeated="4"/>
        </table:table-row>
        <table:table-row table:style-name="ro2">
          <table:table-cell office:value-type="string">
            <text:p>aadict</text:p>
          </table:table-cell>
          <table:table-cell office:value-type="float" office:value="8240.3">
            <text:p>8240.3</text:p>
          </table:table-cell>
          <table:table-cell office:value-type="string">
            <text:p><text:s/>us ( <text:s/>1.6), set:</text:p>
          </table:table-cell>
          <table:table-cell office:value-type="float" office:value="14352.5">
            <text:p>14352.5</text:p>
          </table:table-cell>
          <table:table-cell office:value-type="string">
            <text:p><text:s/>us ( <text:s/>1.4)</text:p>
          </table:table-cell>
        </table:table-row>
        <table:table-row table:style-name="ro2">
          <table:table-cell office:value-type="string">
            <text:p>dict</text:p>
          </table:table-cell>
          <table:table-cell office:value-type="float" office:value="7820.1">
            <text:p>7820.1</text:p>
          </table:table-cell>
          <table:table-cell office:value-type="string">
            <text:p><text:s/>us ( <text:s/>1.5), set:</text:p>
          </table:table-cell>
          <table:table-cell office:value-type="float" office:value="22096.4">
            <text:p>22096.4</text:p>
          </table:table-cell>
          <table:table-cell office:value-type="string">
            <text:p><text:s/>us ( <text:s/>2.1)</text:p>
          </table:table-cell>
        </table:table-row>
        <table:table-row table:style-name="ro2">
          <table:table-cell office:value-type="string">
            <text:p>ets (ordered_set)</text:p>
          </table:table-cell>
          <table:table-cell office:value-type="float" office:value="9841.4">
            <text:p>9841.4</text:p>
          </table:table-cell>
          <table:table-cell office:value-type="string">
            <text:p><text:s/>us ( <text:s/>1.9), set:</text:p>
          </table:table-cell>
          <table:table-cell office:value-type="float" office:value="12463.4">
            <text:p>12463.4</text:p>
          </table:table-cell>
          <table:table-cell office:value-type="string">
            <text:p><text:s/>us ( <text:s/>1.2)</text:p>
          </table:table-cell>
        </table:table-row>
        <table:table-row table:style-name="ro2">
          <table:table-cell office:value-type="string">
            <text:p>ets (set)</text:p>
          </table:table-cell>
          <table:table-cell office:value-type="float" office:value="8539.8">
            <text:p>8539.8</text:p>
          </table:table-cell>
          <table:table-cell office:value-type="string">
            <text:p><text:s/>us ( <text:s/>1.6), set:</text:p>
          </table:table-cell>
          <table:table-cell office:value-type="float" office:value="10536.7">
            <text:p>10536.7</text:p>
          </table:table-cell>
          <table:table-cell office:value-type="string">
            <text:p><text:s/>us ( <text:s/>1.0)</text:p>
          </table:table-cell>
        </table:table-row>
        <table:table-row table:style-name="ro2">
          <table:table-cell office:value-type="string">
            <text:p>ets x10 read (ordered set)</text:p>
          </table:table-cell>
          <table:table-cell office:value-type="float" office:value="8252.2">
            <text:p>8252.2</text:p>
          </table:table-cell>
          <table:table-cell office:value-type="string">
            <text:p><text:s/>us ( <text:s/>1.6)</text:p>
          </table:table-cell>
          <table:table-cell table:number-columns-repeated="2"/>
        </table:table-row>
        <table:table-row table:style-name="ro2">
          <table:table-cell office:value-type="string">
            <text:p>ets x10 read (set)</text:p>
          </table:table-cell>
          <table:table-cell office:value-type="float" office:value="7503.8">
            <text:p>7503.8</text:p>
          </table:table-cell>
          <table:table-cell office:value-type="string">
            <text:p><text:s/>us ( <text:s/>1.4)</text:p>
          </table:table-cell>
          <table:table-cell table:number-columns-repeated="2"/>
        </table:table-row>
        <table:table-row table:style-name="ro2">
          <table:table-cell office:value-type="string">
            <text:p>gb_trees</text:p>
          </table:table-cell>
          <table:table-cell office:value-type="float" office:value="8956.5">
            <text:p>8956.5</text:p>
          </table:table-cell>
          <table:table-cell office:value-type="string">
            <text:p><text:s/>us ( <text:s/>1.7), set:</text:p>
          </table:table-cell>
          <table:table-cell office:value-type="float" office:value="17869.8">
            <text:p>17869.8</text:p>
          </table:table-cell>
          <table:table-cell office:value-type="string">
            <text:p><text:s/>us ( <text:s/>1.7)</text:p>
          </table:table-cell>
        </table:table-row>
        <table:table-row table:style-name="ro2">
          <table:table-cell office:value-type="string">
            <text:p>hashtl</text:p>
          </table:table-cell>
          <table:table-cell office:value-type="float" office:value="8733.6">
            <text:p>8733.6</text:p>
          </table:table-cell>
          <table:table-cell office:value-type="string">
            <text:p><text:s/>us ( <text:s/>1.7), set:</text:p>
          </table:table-cell>
          <table:table-cell office:value-type="float" office:value="15034.7">
            <text:p>15034.7</text:p>
          </table:table-cell>
          <table:table-cell office:value-type="string">
            <text:p><text:s/>us ( <text:s/>1.4)</text:p>
          </table:table-cell>
        </table:table-row>
        <table:table-row table:style-name="ro1">
          <table:table-cell office:value-type="string">
            <text:p>process dictionary</text:p>
          </table:table-cell>
          <table:table-cell office:value-type="float" office:value="6167.1">
            <text:p>6167.1</text:p>
          </table:table-cell>
          <table:table-cell office:value-type="string">
            <text:p><text:s/>us ( <text:s/>1.2), set:</text:p>
          </table:table-cell>
          <table:table-cell office:value-type="float" office:value="14606.7">
            <text:p>14606.7</text:p>
          </table:table-cell>
          <table:table-cell office:value-type="string">
            <text:p><text:s/>us ( <text:s/>1.4)</text:p>
          </table:table-cell>
        </table:table-row>
        <table:table-row table:style-name="ro2">
          <table:table-cell office:value-type="string">
            <text:p>rbdict</text:p>
          </table:table-cell>
          <table:table-cell office:value-type="float" office:value="7936.7">
            <text:p>7936.7</text:p>
          </table:table-cell>
          <table:table-cell office:value-type="string">
            <text:p><text:s/>us ( <text:s/>1.5), set:</text:p>
          </table:table-cell>
          <table:table-cell office:value-type="float" office:value="12769.4">
            <text:p>12769.4</text:p>
          </table:table-cell>
          <table:table-cell office:value-type="string">
            <text:p><text:s/>us ( <text:s/>1.2)</text:p>
          </table:table-cell>
        </table:table-row>
        <table:table-row table:style-name="ro2">
          <table:table-cell office:value-type="string">
            <text:p>trie</text:p>
          </table:table-cell>
          <table:table-cell office:value-type="float" office:value="5220.3">
            <text:p>5220.3</text:p>
          </table:table-cell>
          <table:table-cell office:value-type="string">
            <text:p><text:s/>us ( <text:s/>1.0), set:</text:p>
          </table:table-cell>
          <table:table-cell office:value-type="float" office:value="14063.3">
            <text:p>14063.3</text:p>
          </table:table-cell>
          <table:table-cell office:value-type="string">
            <text:p><text:s/>us ( <text:s/>1.3)</text:p>
          </table:table-cell>
        </table:table-row>
        <table:table-row table:style-name="ro1">
          <table:table-cell office:value-type="string">
            <text:p>N == 100000 (10 runs)</text:p>
          </table:table-cell>
          <table:table-cell table:number-columns-repeated="4"/>
        </table:table-row>
        <table:table-row table:style-name="ro2">
          <table:table-cell office:value-type="string">
            <text:p>aadict</text:p>
          </table:table-cell>
          <table:table-cell office:value-type="float" office:value="213701.7">
            <text:p>213701.7</text:p>
          </table:table-cell>
          <table:table-cell office:value-type="string">
            <text:p><text:s/>us ( <text:s/>3.1), set:</text:p>
          </table:table-cell>
          <table:table-cell office:value-type="float" office:value="299393.6">
            <text:p>299393.6</text:p>
          </table:table-cell>
          <table:table-cell office:value-type="string">
            <text:p><text:s/>us ( <text:s/>2.7)</text:p>
          </table:table-cell>
        </table:table-row>
        <table:table-row table:style-name="ro2">
          <table:table-cell office:value-type="string">
            <text:p>dict</text:p>
          </table:table-cell>
          <table:table-cell office:value-type="float" office:value="118862.2">
            <text:p>118862.2</text:p>
          </table:table-cell>
          <table:table-cell office:value-type="string">
            <text:p><text:s/>us ( <text:s/>1.7), set:</text:p>
          </table:table-cell>
          <table:table-cell office:value-type="float" office:value="637653.9">
            <text:p>637653.9</text:p>
          </table:table-cell>
          <table:table-cell office:value-type="string">
            <text:p><text:s/>us ( <text:s/>5.7)</text:p>
          </table:table-cell>
        </table:table-row>
        <table:table-row table:style-name="ro2">
          <table:table-cell office:value-type="string">
            <text:p>ets (ordered_set)</text:p>
          </table:table-cell>
          <table:table-cell office:value-type="float" office:value="131884.9">
            <text:p>131884.9</text:p>
          </table:table-cell>
          <table:table-cell office:value-type="string">
            <text:p><text:s/>us ( <text:s/>1.9), set:</text:p>
          </table:table-cell>
          <table:table-cell office:value-type="float" office:value="151626">
            <text:p>151626</text:p>
          </table:table-cell>
          <table:table-cell office:value-type="string">
            <text:p><text:s/>us ( <text:s/>1.4)</text:p>
          </table:table-cell>
        </table:table-row>
        <table:table-row table:style-name="ro2">
          <table:table-cell office:value-type="string">
            <text:p>ets (set)</text:p>
          </table:table-cell>
          <table:table-cell office:value-type="float" office:value="90851.1">
            <text:p>90851.1</text:p>
          </table:table-cell>
          <table:table-cell office:value-type="string">
            <text:p><text:s/>us ( <text:s/>1.3), set:</text:p>
          </table:table-cell>
          <table:table-cell office:value-type="float" office:value="112281.9">
            <text:p>112281.9</text:p>
          </table:table-cell>
          <table:table-cell office:value-type="string">
            <text:p><text:s/>us ( <text:s/>1.0)</text:p>
          </table:table-cell>
        </table:table-row>
        <table:table-row table:style-name="ro2">
          <table:table-cell office:value-type="string">
            <text:p>ets x10 read (ordered set)</text:p>
          </table:table-cell>
          <table:table-cell office:value-type="float" office:value="90603.8">
            <text:p>90603.8</text:p>
          </table:table-cell>
          <table:table-cell office:value-type="string">
            <text:p><text:s/>us ( <text:s/>1.3)</text:p>
          </table:table-cell>
          <table:table-cell table:number-columns-repeated="2"/>
        </table:table-row>
        <table:table-row table:style-name="ro2">
          <table:table-cell office:value-type="string">
            <text:p>ets x10 read (set)</text:p>
          </table:table-cell>
          <table:table-cell office:value-type="float" office:value="74600.5">
            <text:p>74600.5</text:p>
          </table:table-cell>
          <table:table-cell office:value-type="string">
            <text:p><text:s/>us ( <text:s/>1.1)</text:p>
          </table:table-cell>
          <table:table-cell table:number-columns-repeated="2"/>
        </table:table-row>
        <table:table-row table:style-name="ro2">
          <table:table-cell office:value-type="string">
            <text:p>gb_trees</text:p>
          </table:table-cell>
          <table:table-cell office:value-type="float" office:value="234143.5">
            <text:p>234143.5</text:p>
          </table:table-cell>
          <table:table-cell office:value-type="string">
            <text:p><text:s/>us ( <text:s/>3.4), set:</text:p>
          </table:table-cell>
          <table:table-cell office:value-type="float" office:value="337062.8">
            <text:p>337062.8</text:p>
          </table:table-cell>
          <table:table-cell office:value-type="string">
            <text:p><text:s/>us ( <text:s/>3.0)</text:p>
          </table:table-cell>
        </table:table-row>
        <table:table-row table:style-name="ro2">
          <table:table-cell office:value-type="string">
            <text:p>hashtl</text:p>
          </table:table-cell>
          <table:table-cell office:value-type="float" office:value="99279.3">
            <text:p>99279.3</text:p>
          </table:table-cell>
          <table:table-cell office:value-type="string">
            <text:p><text:s/>us ( <text:s/>1.4), set:</text:p>
          </table:table-cell>
          <table:table-cell office:value-type="float" office:value="118642.3">
            <text:p>118642.3</text:p>
          </table:table-cell>
          <table:table-cell office:value-type="string">
            <text:p><text:s/>us ( <text:s/>1.1)</text:p>
          </table:table-cell>
        </table:table-row>
        <table:table-row table:style-name="ro1">
          <table:table-cell office:value-type="string">
            <text:p>process dictionary</text:p>
          </table:table-cell>
          <table:table-cell office:value-type="float" office:value="69277.4">
            <text:p>69277.4</text:p>
          </table:table-cell>
          <table:table-cell office:value-type="string">
            <text:p><text:s/>us ( <text:s/>1.0), set:</text:p>
          </table:table-cell>
          <table:table-cell office:value-type="float" office:value="141672.6">
            <text:p>141672.6</text:p>
          </table:table-cell>
          <table:table-cell office:value-type="string">
            <text:p><text:s/>us ( <text:s/>1.3)</text:p>
          </table:table-cell>
        </table:table-row>
        <table:table-row table:style-name="ro2">
          <table:table-cell office:value-type="string">
            <text:p>rbdict</text:p>
          </table:table-cell>
          <table:table-cell office:value-type="float" office:value="206904.5">
            <text:p>206904.5</text:p>
          </table:table-cell>
          <table:table-cell office:value-type="string">
            <text:p><text:s/>us ( <text:s/>3.0), set:</text:p>
          </table:table-cell>
          <table:table-cell office:value-type="float" office:value="265790.1">
            <text:p>265790.1</text:p>
          </table:table-cell>
          <table:table-cell office:value-type="string">
            <text:p><text:s/>us ( <text:s/>2.4)</text:p>
          </table:table-cell>
        </table:table-row>
        <table:table-row table:style-name="ro2">
          <table:table-cell office:value-type="string">
            <text:p>trie</text:p>
          </table:table-cell>
          <table:table-cell office:value-type="float" office:value="100507.5">
            <text:p>100507.5</text:p>
          </table:table-cell>
          <table:table-cell office:value-type="string">
            <text:p><text:s/>us ( <text:s/>1.5), set:</text:p>
          </table:table-cell>
          <table:table-cell office:value-type="float" office:value="437189.1">
            <text:p>437189.1</text:p>
          </table:table-cell>
          <table:table-cell office:value-type="string">
            <text:p><text:s/>us ( <text:s/>3.9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ake OPTIMIZE=3</text:p>
          </table:table-cell>
          <table:table-cell table:number-columns-repeated="4"/>
        </table:table-row>
        <table:table-row table:style-name="ro1">
          <table:table-cell office:value-type="string">
            <text:p>erl -noshell -pz ebin -s</text:p>
          </table:table-cell>
          <table:table-cell office:value-type="string">
            <text:p>run test -s</text:p>
          </table:table-cell>
          <table:table-cell office:value-type="string">
            <text:p><text:s/>init stop</text:p>
          </table:table-cell>
          <table:table-cell table:number-columns-repeated="2"/>
        </table:table-row>
        <table:table-row table:style-name="ro1">
          <table:table-cell office:value-type="string">
            <text:p>TEST string_key</text:p>
          </table:table-cell>
          <table:table-cell table:number-columns-repeated="4"/>
        </table:table-row>
        <table:table-row table:style-name="ro1">
          <table:table-cell office:value-type="string">
            <text:p>N == 1000 (10 runs)</text:p>
          </table:table-cell>
          <table:table-cell office:value-type="string">
            <text:p>O3</text:p>
          </table:table-cell>
          <table:table-cell table:number-columns-repeated="3"/>
        </table:table-row>
        <table:table-row table:style-name="ro2">
          <table:table-cell office:value-type="string">
            <text:p>aadict</text:p>
          </table:table-cell>
          <table:table-cell office:value-type="float" office:value="465.3">
            <text:p>465.3</text:p>
          </table:table-cell>
          <table:table-cell office:value-type="string">
            <text:p><text:s/>us ( <text:s/>2.6), set:</text:p>
          </table:table-cell>
          <table:table-cell office:value-type="float" office:value="790.3">
            <text:p>790.3</text:p>
          </table:table-cell>
          <table:table-cell office:value-type="string">
            <text:p><text:s/>us ( <text:s/>1.4)</text:p>
          </table:table-cell>
        </table:table-row>
        <table:table-row table:style-name="ro2">
          <table:table-cell office:value-type="string">
            <text:p>dict</text:p>
          </table:table-cell>
          <table:table-cell office:value-type="float" office:value="424.2">
            <text:p>424.2</text:p>
          </table:table-cell>
          <table:table-cell office:value-type="string">
            <text:p><text:s/>us ( <text:s/>2.3), set:</text:p>
          </table:table-cell>
          <table:table-cell office:value-type="float" office:value="1523.1">
            <text:p>1523.1</text:p>
          </table:table-cell>
          <table:table-cell office:value-type="string">
            <text:p><text:s/>us ( <text:s/>2.7)</text:p>
          </table:table-cell>
        </table:table-row>
        <table:table-row table:style-name="ro2">
          <table:table-cell office:value-type="string">
            <text:p>ets (ordered_set)</text:p>
          </table:table-cell>
          <table:table-cell office:value-type="float" office:value="569.2">
            <text:p>569.2</text:p>
          </table:table-cell>
          <table:table-cell office:value-type="string">
            <text:p><text:s/>us ( <text:s/>3.1), set:</text:p>
          </table:table-cell>
          <table:table-cell office:value-type="float" office:value="798.2">
            <text:p>798.2</text:p>
          </table:table-cell>
          <table:table-cell office:value-type="string">
            <text:p><text:s/>us ( <text:s/>1.4)</text:p>
          </table:table-cell>
        </table:table-row>
        <table:table-row table:style-name="ro2">
          <table:table-cell office:value-type="string">
            <text:p>ets (set)</text:p>
          </table:table-cell>
          <table:table-cell office:value-type="float" office:value="333.5">
            <text:p>333.5</text:p>
          </table:table-cell>
          <table:table-cell office:value-type="string">
            <text:p><text:s/>us ( <text:s/>1.8), set:</text:p>
          </table:table-cell>
          <table:table-cell office:value-type="float" office:value="567.9">
            <text:p>567.9</text:p>
          </table:table-cell>
          <table:table-cell office:value-type="string">
            <text:p><text:s/>us ( <text:s/>1.0)</text:p>
          </table:table-cell>
        </table:table-row>
        <table:table-row table:style-name="ro2">
          <table:table-cell office:value-type="string">
            <text:p>ets x10 read (ordered set)</text:p>
          </table:table-cell>
          <table:table-cell office:value-type="float" office:value="598.3">
            <text:p>598.3</text:p>
          </table:table-cell>
          <table:table-cell office:value-type="string">
            <text:p><text:s/>us ( <text:s/>3.3)</text:p>
          </table:table-cell>
          <table:table-cell table:number-columns-repeated="2"/>
        </table:table-row>
        <table:table-row table:style-name="ro2">
          <table:table-cell office:value-type="string">
            <text:p>ets x10 read (set)</text:p>
          </table:table-cell>
          <table:table-cell office:value-type="float" office:value="615.6">
            <text:p>615.6</text:p>
          </table:table-cell>
          <table:table-cell office:value-type="string">
            <text:p><text:s/>us ( <text:s/>3.4)</text:p>
          </table:table-cell>
          <table:table-cell table:number-columns-repeated="2"/>
        </table:table-row>
        <table:table-row table:style-name="ro2">
          <table:table-cell office:value-type="string">
            <text:p>gb_trees</text:p>
          </table:table-cell>
          <table:table-cell office:value-type="float" office:value="509.1">
            <text:p>509.1</text:p>
          </table:table-cell>
          <table:table-cell office:value-type="string">
            <text:p><text:s/>us ( <text:s/>2.8), set:</text:p>
          </table:table-cell>
          <table:table-cell office:value-type="float" office:value="1186.2">
            <text:p>1186.2</text:p>
          </table:table-cell>
          <table:table-cell office:value-type="string">
            <text:p><text:s/>us ( <text:s/>2.1)</text:p>
          </table:table-cell>
        </table:table-row>
        <table:table-row table:style-name="ro2">
          <table:table-cell office:value-type="string">
            <text:p>hashtl</text:p>
          </table:table-cell>
          <table:table-cell office:value-type="float" office:value="464.7">
            <text:p>464.7</text:p>
          </table:table-cell>
          <table:table-cell office:value-type="string">
            <text:p><text:s/>us ( <text:s/>2.6), set:</text:p>
          </table:table-cell>
          <table:table-cell office:value-type="float" office:value="585.9">
            <text:p>585.9</text:p>
          </table:table-cell>
          <table:table-cell office:value-type="string">
            <text:p><text:s/>us ( <text:s/>1.0)</text:p>
          </table:table-cell>
        </table:table-row>
        <table:table-row table:style-name="ro1">
          <table:table-cell office:value-type="string">
            <text:p>process dictionary</text:p>
          </table:table-cell>
          <table:table-cell office:value-type="float" office:value="224.2">
            <text:p>224.2</text:p>
          </table:table-cell>
          <table:table-cell office:value-type="string">
            <text:p><text:s/>us ( <text:s/>1.2), set:</text:p>
          </table:table-cell>
          <table:table-cell office:value-type="float" office:value="817.1">
            <text:p>817.1</text:p>
          </table:table-cell>
          <table:table-cell office:value-type="string">
            <text:p><text:s/>us ( <text:s/>1.4)</text:p>
          </table:table-cell>
        </table:table-row>
        <table:table-row table:style-name="ro2">
          <table:table-cell office:value-type="string">
            <text:p>rbdict</text:p>
          </table:table-cell>
          <table:table-cell office:value-type="float" office:value="449.9">
            <text:p>449.9</text:p>
          </table:table-cell>
          <table:table-cell office:value-type="string">
            <text:p><text:s/>us ( <text:s/>2.5), set:</text:p>
          </table:table-cell>
          <table:table-cell office:value-type="float" office:value="639.7">
            <text:p>639.7</text:p>
          </table:table-cell>
          <table:table-cell office:value-type="string">
            <text:p><text:s/>us ( <text:s/>1.1)</text:p>
          </table:table-cell>
        </table:table-row>
        <table:table-row table:style-name="ro2">
          <table:table-cell office:value-type="string">
            <text:p>trie</text:p>
          </table:table-cell>
          <table:table-cell office:value-type="float" office:value="181.9">
            <text:p>181.9</text:p>
          </table:table-cell>
          <table:table-cell office:value-type="string">
            <text:p><text:s/>us ( <text:s/>1.0), set:</text:p>
          </table:table-cell>
          <table:table-cell office:value-type="float" office:value="839.4">
            <text:p>839.4</text:p>
          </table:table-cell>
          <table:table-cell office:value-type="string">
            <text:p><text:s/>us ( <text:s/>1.5)</text:p>
          </table:table-cell>
        </table:table-row>
        <table:table-row table:style-name="ro1">
          <table:table-cell office:value-type="string">
            <text:p>N == 10000 (10 runs)</text:p>
          </table:table-cell>
          <table:table-cell table:number-columns-repeated="4"/>
        </table:table-row>
        <table:table-row table:style-name="ro2">
          <table:table-cell office:value-type="string">
            <text:p>aadict</text:p>
          </table:table-cell>
          <table:table-cell office:value-type="float" office:value="8498.7">
            <text:p>8498.7</text:p>
          </table:table-cell>
          <table:table-cell office:value-type="string">
            <text:p><text:s/>us ( <text:s/>1.6), set:</text:p>
          </table:table-cell>
          <table:table-cell office:value-type="float" office:value="15190">
            <text:p>15190</text:p>
          </table:table-cell>
          <table:table-cell office:value-type="string">
            <text:p><text:s/>us ( <text:s/>1.4)</text:p>
          </table:table-cell>
        </table:table-row>
        <table:table-row table:style-name="ro2">
          <table:table-cell office:value-type="string">
            <text:p>dict</text:p>
          </table:table-cell>
          <table:table-cell office:value-type="float" office:value="7812.6">
            <text:p>7812.6</text:p>
          </table:table-cell>
          <table:table-cell office:value-type="string">
            <text:p><text:s/>us ( <text:s/>1.5), set:</text:p>
          </table:table-cell>
          <table:table-cell office:value-type="float" office:value="21764.6">
            <text:p>21764.6</text:p>
          </table:table-cell>
          <table:table-cell office:value-type="string">
            <text:p><text:s/>us ( <text:s/>2.1)</text:p>
          </table:table-cell>
        </table:table-row>
        <table:table-row table:style-name="ro2">
          <table:table-cell office:value-type="string">
            <text:p>ets (ordered_set)</text:p>
          </table:table-cell>
          <table:table-cell office:value-type="float" office:value="9503.9">
            <text:p>9503.9</text:p>
          </table:table-cell>
          <table:table-cell office:value-type="string">
            <text:p><text:s/>us ( <text:s/>1.8), set:</text:p>
          </table:table-cell>
          <table:table-cell office:value-type="float" office:value="12374.8">
            <text:p>12374.8</text:p>
          </table:table-cell>
          <table:table-cell office:value-type="string">
            <text:p><text:s/>us ( <text:s/>1.2)</text:p>
          </table:table-cell>
        </table:table-row>
        <table:table-row table:style-name="ro2">
          <table:table-cell office:value-type="string">
            <text:p>ets (set)</text:p>
          </table:table-cell>
          <table:table-cell office:value-type="float" office:value="8636">
            <text:p>8636</text:p>
          </table:table-cell>
          <table:table-cell office:value-type="string">
            <text:p><text:s/>us ( <text:s/>1.7), set:</text:p>
          </table:table-cell>
          <table:table-cell office:value-type="float" office:value="10541.9">
            <text:p>10541.9</text:p>
          </table:table-cell>
          <table:table-cell office:value-type="string">
            <text:p><text:s/>us ( <text:s/>1.0)</text:p>
          </table:table-cell>
        </table:table-row>
        <table:table-row table:style-name="ro2">
          <table:table-cell office:value-type="string">
            <text:p>ets x10 read (ordered set)</text:p>
          </table:table-cell>
          <table:table-cell office:value-type="float" office:value="8148.1">
            <text:p>8148.1</text:p>
          </table:table-cell>
          <table:table-cell office:value-type="string">
            <text:p><text:s/>us ( <text:s/>1.6)</text:p>
          </table:table-cell>
          <table:table-cell table:number-columns-repeated="2"/>
        </table:table-row>
        <table:table-row table:style-name="ro2">
          <table:table-cell office:value-type="string">
            <text:p>ets x10 read (set)</text:p>
          </table:table-cell>
          <table:table-cell office:value-type="float" office:value="7765.6">
            <text:p>7765.6</text:p>
          </table:table-cell>
          <table:table-cell office:value-type="string">
            <text:p><text:s/>us ( <text:s/>1.5)</text:p>
          </table:table-cell>
          <table:table-cell table:number-columns-repeated="2"/>
        </table:table-row>
        <table:table-row table:style-name="ro2">
          <table:table-cell office:value-type="string">
            <text:p>gb_trees</text:p>
          </table:table-cell>
          <table:table-cell office:value-type="float" office:value="8986.5">
            <text:p>8986.5</text:p>
          </table:table-cell>
          <table:table-cell office:value-type="string">
            <text:p><text:s/>us ( <text:s/>1.7), set:</text:p>
          </table:table-cell>
          <table:table-cell office:value-type="float" office:value="17331.9">
            <text:p>17331.9</text:p>
          </table:table-cell>
          <table:table-cell office:value-type="string">
            <text:p><text:s/>us ( <text:s/>1.6)</text:p>
          </table:table-cell>
        </table:table-row>
        <table:table-row table:style-name="ro2">
          <table:table-cell office:value-type="string">
            <text:p>hashtl</text:p>
          </table:table-cell>
          <table:table-cell office:value-type="float" office:value="9372.1">
            <text:p>9372.1</text:p>
          </table:table-cell>
          <table:table-cell office:value-type="string">
            <text:p><text:s/>us ( <text:s/>1.8), set:</text:p>
          </table:table-cell>
          <table:table-cell office:value-type="float" office:value="15798.2">
            <text:p>15798.2</text:p>
          </table:table-cell>
          <table:table-cell office:value-type="string">
            <text:p><text:s/>us ( <text:s/>1.5)</text:p>
          </table:table-cell>
        </table:table-row>
        <table:table-row table:style-name="ro1">
          <table:table-cell office:value-type="string">
            <text:p>process dictionary</text:p>
          </table:table-cell>
          <table:table-cell office:value-type="float" office:value="6215.1">
            <text:p>6215.1</text:p>
          </table:table-cell>
          <table:table-cell office:value-type="string">
            <text:p><text:s/>us ( <text:s/>1.2), set:</text:p>
          </table:table-cell>
          <table:table-cell office:value-type="float" office:value="14557.3">
            <text:p>14557.3</text:p>
          </table:table-cell>
          <table:table-cell office:value-type="string">
            <text:p><text:s/>us ( <text:s/>1.4)</text:p>
          </table:table-cell>
        </table:table-row>
        <table:table-row table:style-name="ro2">
          <table:table-cell office:value-type="string">
            <text:p>rbdict</text:p>
          </table:table-cell>
          <table:table-cell office:value-type="float" office:value="7963.2">
            <text:p>7963.2</text:p>
          </table:table-cell>
          <table:table-cell office:value-type="string">
            <text:p><text:s/>us ( <text:s/>1.5), set:</text:p>
          </table:table-cell>
          <table:table-cell office:value-type="float" office:value="12940.2">
            <text:p>12940.2</text:p>
          </table:table-cell>
          <table:table-cell office:value-type="string">
            <text:p><text:s/>us ( <text:s/>1.2)</text:p>
          </table:table-cell>
        </table:table-row>
        <table:table-row table:style-name="ro2">
          <table:table-cell office:value-type="string">
            <text:p>trie</text:p>
          </table:table-cell>
          <table:table-cell office:value-type="float" office:value="5199.3">
            <text:p>5199.3</text:p>
          </table:table-cell>
          <table:table-cell office:value-type="string">
            <text:p><text:s/>us ( <text:s/>1.0), set:</text:p>
          </table:table-cell>
          <table:table-cell office:value-type="float" office:value="14114.5">
            <text:p>14114.5</text:p>
          </table:table-cell>
          <table:table-cell office:value-type="string">
            <text:p><text:s/>us ( <text:s/>1.3)</text:p>
          </table:table-cell>
        </table:table-row>
        <table:table-row table:style-name="ro1">
          <table:table-cell office:value-type="string">
            <text:p>N == 100000 (10 runs)</text:p>
          </table:table-cell>
          <table:table-cell table:number-columns-repeated="4"/>
        </table:table-row>
        <table:table-row table:style-name="ro2">
          <table:table-cell office:value-type="string">
            <text:p>aadict</text:p>
          </table:table-cell>
          <table:table-cell office:value-type="float" office:value="203343">
            <text:p>203343</text:p>
          </table:table-cell>
          <table:table-cell office:value-type="string">
            <text:p><text:s/>us ( <text:s/>3.0), set:</text:p>
          </table:table-cell>
          <table:table-cell office:value-type="float" office:value="302129.4">
            <text:p>302129.4</text:p>
          </table:table-cell>
          <table:table-cell office:value-type="string">
            <text:p><text:s/>us ( <text:s/>2.7)</text:p>
          </table:table-cell>
        </table:table-row>
        <table:table-row table:style-name="ro2">
          <table:table-cell office:value-type="string">
            <text:p>dict</text:p>
          </table:table-cell>
          <table:table-cell office:value-type="float" office:value="109768">
            <text:p>109768</text:p>
          </table:table-cell>
          <table:table-cell office:value-type="string">
            <text:p><text:s/>us ( <text:s/>1.6), set:</text:p>
          </table:table-cell>
          <table:table-cell office:value-type="float" office:value="610699.3">
            <text:p>610699.3</text:p>
          </table:table-cell>
          <table:table-cell office:value-type="string">
            <text:p><text:s/>us ( <text:s/>5.4)</text:p>
          </table:table-cell>
        </table:table-row>
        <table:table-row table:style-name="ro2">
          <table:table-cell office:value-type="string">
            <text:p>ets (ordered_set)</text:p>
          </table:table-cell>
          <table:table-cell office:value-type="float" office:value="126994.1">
            <text:p>126994.1</text:p>
          </table:table-cell>
          <table:table-cell office:value-type="string">
            <text:p><text:s/>us ( <text:s/>1.9), set:</text:p>
          </table:table-cell>
          <table:table-cell office:value-type="float" office:value="144943.7">
            <text:p>144943.7</text:p>
          </table:table-cell>
          <table:table-cell office:value-type="string">
            <text:p><text:s/>us ( <text:s/>1.3)</text:p>
          </table:table-cell>
        </table:table-row>
        <table:table-row table:style-name="ro2">
          <table:table-cell office:value-type="string">
            <text:p>ets (set)</text:p>
          </table:table-cell>
          <table:table-cell office:value-type="float" office:value="87807.5">
            <text:p>87807.5</text:p>
          </table:table-cell>
          <table:table-cell office:value-type="string">
            <text:p><text:s/>us ( <text:s/>1.3), set:</text:p>
          </table:table-cell>
          <table:table-cell office:value-type="float" office:value="113148.6">
            <text:p>113148.6</text:p>
          </table:table-cell>
          <table:table-cell office:value-type="string">
            <text:p><text:s/>us ( <text:s/>1.0)</text:p>
          </table:table-cell>
        </table:table-row>
        <table:table-row table:style-name="ro2">
          <table:table-cell office:value-type="string">
            <text:p>ets x10 read (ordered set)</text:p>
          </table:table-cell>
          <table:table-cell office:value-type="float" office:value="81821.7">
            <text:p>81821.7</text:p>
          </table:table-cell>
          <table:table-cell office:value-type="string">
            <text:p><text:s/>us ( <text:s/>1.2)</text:p>
          </table:table-cell>
          <table:table-cell table:number-columns-repeated="2"/>
        </table:table-row>
        <table:table-row table:style-name="ro2">
          <table:table-cell office:value-type="string">
            <text:p>ets x10 read (set)</text:p>
          </table:table-cell>
          <table:table-cell office:value-type="float" office:value="72250.2">
            <text:p>72250.2</text:p>
          </table:table-cell>
          <table:table-cell office:value-type="string">
            <text:p><text:s/>us ( <text:s/>1.1)</text:p>
          </table:table-cell>
          <table:table-cell table:number-columns-repeated="2"/>
        </table:table-row>
        <table:table-row table:style-name="ro2">
          <table:table-cell office:value-type="string">
            <text:p>gb_trees</text:p>
          </table:table-cell>
          <table:table-cell office:value-type="float" office:value="228222">
            <text:p>228222</text:p>
          </table:table-cell>
          <table:table-cell office:value-type="string">
            <text:p><text:s/>us ( <text:s/>3.3), set:</text:p>
          </table:table-cell>
          <table:table-cell office:value-type="float" office:value="336378.5">
            <text:p>336378.5</text:p>
          </table:table-cell>
          <table:table-cell office:value-type="string">
            <text:p><text:s/>us ( <text:s/>3.0)</text:p>
          </table:table-cell>
        </table:table-row>
        <table:table-row table:style-name="ro2">
          <table:table-cell office:value-type="string">
            <text:p>hashtl</text:p>
          </table:table-cell>
          <table:table-cell office:value-type="float" office:value="90128.9">
            <text:p>90128.9</text:p>
          </table:table-cell>
          <table:table-cell office:value-type="string">
            <text:p><text:s/>us ( <text:s/>1.3), set:</text:p>
          </table:table-cell>
          <table:table-cell office:value-type="float" office:value="128015.4">
            <text:p>128015.4</text:p>
          </table:table-cell>
          <table:table-cell office:value-type="string">
            <text:p><text:s/>us ( <text:s/>1.1)</text:p>
          </table:table-cell>
        </table:table-row>
        <table:table-row table:style-name="ro1">
          <table:table-cell office:value-type="string">
            <text:p>process dictionary</text:p>
          </table:table-cell>
          <table:table-cell office:value-type="float" office:value="68322.9">
            <text:p>68322.9</text:p>
          </table:table-cell>
          <table:table-cell office:value-type="string">
            <text:p><text:s/>us ( <text:s/>1.0), set:</text:p>
          </table:table-cell>
          <table:table-cell office:value-type="float" office:value="141096.2">
            <text:p>141096.2</text:p>
          </table:table-cell>
          <table:table-cell office:value-type="string">
            <text:p><text:s/>us ( <text:s/>1.2)</text:p>
          </table:table-cell>
        </table:table-row>
        <table:table-row table:style-name="ro2">
          <table:table-cell office:value-type="string">
            <text:p>rbdict</text:p>
          </table:table-cell>
          <table:table-cell office:value-type="float" office:value="196716.5">
            <text:p>196716.5</text:p>
          </table:table-cell>
          <table:table-cell office:value-type="string">
            <text:p><text:s/>us ( <text:s/>2.9), set:</text:p>
          </table:table-cell>
          <table:table-cell office:value-type="float" office:value="266625.2">
            <text:p>266625.2</text:p>
          </table:table-cell>
          <table:table-cell office:value-type="string">
            <text:p><text:s/>us ( <text:s/>2.4)</text:p>
          </table:table-cell>
        </table:table-row>
        <table:table-row table:style-name="ro2">
          <table:table-cell office:value-type="string">
            <text:p>trie</text:p>
          </table:table-cell>
          <table:table-cell office:value-type="float" office:value="99331.1">
            <text:p>99331.1</text:p>
          </table:table-cell>
          <table:table-cell office:value-type="string">
            <text:p><text:s/>us ( <text:s/>1.5), set:</text:p>
          </table:table-cell>
          <table:table-cell office:value-type="float" office:value="422425.9">
            <text:p>422425.9</text:p>
          </table:table-cell>
          <table:table-cell office:value-type="string">
            <text:p><text:s/>us ( <text:s/>3.7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ake OPTIMIZE=4</text:p>
          </table:table-cell>
          <table:table-cell table:number-columns-repeated="4"/>
        </table:table-row>
        <table:table-row table:style-name="ro1">
          <table:table-cell office:value-type="string">
            <text:p>erl -noshell -pz ebin -s</text:p>
          </table:table-cell>
          <table:table-cell office:value-type="string">
            <text:p>run test -s</text:p>
          </table:table-cell>
          <table:table-cell office:value-type="string">
            <text:p><text:s/>init stop</text:p>
          </table:table-cell>
          <table:table-cell table:number-columns-repeated="2"/>
        </table:table-row>
        <table:table-row table:style-name="ro1">
          <table:table-cell office:value-type="string">
            <text:p>TEST string_key</text:p>
          </table:table-cell>
          <table:table-cell table:number-columns-repeated="4"/>
        </table:table-row>
        <table:table-row table:style-name="ro1">
          <table:table-cell office:value-type="string">
            <text:p>N == 1000 (10 runs)</text:p>
          </table:table-cell>
          <table:table-cell office:value-type="string">
            <text:p>O4</text:p>
          </table:table-cell>
          <table:table-cell table:number-columns-repeated="3"/>
        </table:table-row>
        <table:table-row table:style-name="ro2">
          <table:table-cell office:value-type="string">
            <text:p>aadict</text:p>
          </table:table-cell>
          <table:table-cell office:value-type="float" office:value="364.5">
            <text:p>364.5</text:p>
          </table:table-cell>
          <table:table-cell office:value-type="string">
            <text:p><text:s/>us ( <text:s/>2.4), set:</text:p>
          </table:table-cell>
          <table:table-cell office:value-type="float" office:value="681.8">
            <text:p>681.8</text:p>
          </table:table-cell>
          <table:table-cell office:value-type="string">
            <text:p><text:s/>us ( <text:s/>1.1)</text:p>
          </table:table-cell>
        </table:table-row>
        <table:table-row table:style-name="ro2">
          <table:table-cell office:value-type="string">
            <text:p>dict</text:p>
          </table:table-cell>
          <table:table-cell office:value-type="float" office:value="341.7">
            <text:p>341.7</text:p>
          </table:table-cell>
          <table:table-cell office:value-type="string">
            <text:p><text:s/>us ( <text:s/>2.3), set:</text:p>
          </table:table-cell>
          <table:table-cell office:value-type="float" office:value="1184.9">
            <text:p>1184.9</text:p>
          </table:table-cell>
          <table:table-cell office:value-type="string">
            <text:p><text:s/>us ( <text:s/>1.8)</text:p>
          </table:table-cell>
        </table:table-row>
        <table:table-row table:style-name="ro2">
          <table:table-cell office:value-type="string">
            <text:p>ets (ordered_set)</text:p>
          </table:table-cell>
          <table:table-cell office:value-type="float" office:value="586.1">
            <text:p>586.1</text:p>
          </table:table-cell>
          <table:table-cell office:value-type="string">
            <text:p><text:s/>us ( <text:s/>3.9), set:</text:p>
          </table:table-cell>
          <table:table-cell office:value-type="float" office:value="867">
            <text:p>867</text:p>
          </table:table-cell>
          <table:table-cell office:value-type="string">
            <text:p><text:s/>us ( <text:s/>1.3)</text:p>
          </table:table-cell>
        </table:table-row>
        <table:table-row table:style-name="ro2">
          <table:table-cell office:value-type="string">
            <text:p>ets (set)</text:p>
          </table:table-cell>
          <table:table-cell office:value-type="float" office:value="336.7">
            <text:p>336.7</text:p>
          </table:table-cell>
          <table:table-cell office:value-type="string">
            <text:p><text:s/>us ( <text:s/>2.2), set:</text:p>
          </table:table-cell>
          <table:table-cell office:value-type="float" office:value="648.8">
            <text:p>648.8</text:p>
          </table:table-cell>
          <table:table-cell office:value-type="string">
            <text:p><text:s/>us ( <text:s/>1.0)</text:p>
          </table:table-cell>
        </table:table-row>
        <table:table-row table:style-name="ro2">
          <table:table-cell office:value-type="string">
            <text:p>ets x10 read (ordered set)</text:p>
          </table:table-cell>
          <table:table-cell office:value-type="float" office:value="567">
            <text:p>567</text:p>
          </table:table-cell>
          <table:table-cell office:value-type="string">
            <text:p><text:s/>us ( <text:s/>3.8)</text:p>
          </table:table-cell>
          <table:table-cell table:number-columns-repeated="2"/>
        </table:table-row>
        <table:table-row table:style-name="ro2">
          <table:table-cell office:value-type="string">
            <text:p>ets x10 read (set)</text:p>
          </table:table-cell>
          <table:table-cell office:value-type="float" office:value="559.8">
            <text:p>559.8</text:p>
          </table:table-cell>
          <table:table-cell office:value-type="string">
            <text:p><text:s/>us ( <text:s/>3.7)</text:p>
          </table:table-cell>
          <table:table-cell table:number-columns-repeated="2"/>
        </table:table-row>
        <table:table-row table:style-name="ro2">
          <table:table-cell office:value-type="string">
            <text:p>gb_trees</text:p>
          </table:table-cell>
          <table:table-cell office:value-type="float" office:value="507.6">
            <text:p>507.6</text:p>
          </table:table-cell>
          <table:table-cell office:value-type="string">
            <text:p><text:s/>us ( <text:s/>3.4), set:</text:p>
          </table:table-cell>
          <table:table-cell office:value-type="float" office:value="1226.4">
            <text:p>1226.4</text:p>
          </table:table-cell>
          <table:table-cell office:value-type="string">
            <text:p><text:s/>us ( <text:s/>1.9)</text:p>
          </table:table-cell>
        </table:table-row>
        <table:table-row table:style-name="ro2">
          <table:table-cell office:value-type="string">
            <text:p>hashtl</text:p>
          </table:table-cell>
          <table:table-cell office:value-type="float" office:value="1015.4">
            <text:p>1015.4</text:p>
          </table:table-cell>
          <table:table-cell office:value-type="string">
            <text:p><text:s/>us ( <text:s/>6.7), set:</text:p>
          </table:table-cell>
          <table:table-cell office:value-type="float" office:value="2740.5">
            <text:p>2740.5</text:p>
          </table:table-cell>
          <table:table-cell office:value-type="string">
            <text:p><text:s/>us ( <text:s/>4.2)</text:p>
          </table:table-cell>
        </table:table-row>
        <table:table-row table:style-name="ro1">
          <table:table-cell office:value-type="string">
            <text:p>process dictionary</text:p>
          </table:table-cell>
          <table:table-cell office:value-type="float" office:value="226.9">
            <text:p>226.9</text:p>
          </table:table-cell>
          <table:table-cell office:value-type="string">
            <text:p><text:s/>us ( <text:s/>1.5), set:</text:p>
          </table:table-cell>
          <table:table-cell office:value-type="float" office:value="731">
            <text:p>731</text:p>
          </table:table-cell>
          <table:table-cell office:value-type="string">
            <text:p><text:s/>us ( <text:s/>1.1)</text:p>
          </table:table-cell>
        </table:table-row>
        <table:table-row table:style-name="ro2">
          <table:table-cell office:value-type="string">
            <text:p>rbdict</text:p>
          </table:table-cell>
          <table:table-cell office:value-type="float" office:value="461.8">
            <text:p>461.8</text:p>
          </table:table-cell>
          <table:table-cell office:value-type="string">
            <text:p><text:s/>us ( <text:s/>3.1), set:</text:p>
          </table:table-cell>
          <table:table-cell office:value-type="float" office:value="658.7">
            <text:p>658.7</text:p>
          </table:table-cell>
          <table:table-cell office:value-type="string">
            <text:p><text:s/>us ( <text:s/>1.0)</text:p>
          </table:table-cell>
        </table:table-row>
        <table:table-row table:style-name="ro2">
          <table:table-cell office:value-type="string">
            <text:p>trie</text:p>
          </table:table-cell>
          <table:table-cell office:value-type="float" office:value="150.8">
            <text:p>150.8</text:p>
          </table:table-cell>
          <table:table-cell office:value-type="string">
            <text:p><text:s/>us ( <text:s/>1.0), set:</text:p>
          </table:table-cell>
          <table:table-cell office:value-type="float" office:value="757.3">
            <text:p>757.3</text:p>
          </table:table-cell>
          <table:table-cell office:value-type="string">
            <text:p><text:s/>us ( <text:s/>1.2)</text:p>
          </table:table-cell>
        </table:table-row>
        <table:table-row table:style-name="ro1">
          <table:table-cell office:value-type="string">
            <text:p>N == 10000 (10 runs)</text:p>
          </table:table-cell>
          <table:table-cell table:number-columns-repeated="4"/>
        </table:table-row>
        <table:table-row table:style-name="ro2">
          <table:table-cell office:value-type="string">
            <text:p>aadict</text:p>
          </table:table-cell>
          <table:table-cell office:value-type="float" office:value="7712.4">
            <text:p>7712.4</text:p>
          </table:table-cell>
          <table:table-cell office:value-type="string">
            <text:p><text:s/>us ( <text:s/>1.5), set:</text:p>
          </table:table-cell>
          <table:table-cell office:value-type="float" office:value="15373.6">
            <text:p>15373.6</text:p>
          </table:table-cell>
          <table:table-cell office:value-type="string">
            <text:p><text:s/>us ( <text:s/>1.5)</text:p>
          </table:table-cell>
        </table:table-row>
        <table:table-row table:style-name="ro2">
          <table:table-cell office:value-type="string">
            <text:p>dict</text:p>
          </table:table-cell>
          <table:table-cell office:value-type="float" office:value="7464.2">
            <text:p>7464.2</text:p>
          </table:table-cell>
          <table:table-cell office:value-type="string">
            <text:p><text:s/>us ( <text:s/>1.4), set:</text:p>
          </table:table-cell>
          <table:table-cell office:value-type="float" office:value="21264">
            <text:p>21264</text:p>
          </table:table-cell>
          <table:table-cell office:value-type="string">
            <text:p><text:s/>us ( <text:s/>2.1)</text:p>
          </table:table-cell>
        </table:table-row>
        <table:table-row table:style-name="ro2">
          <table:table-cell office:value-type="string">
            <text:p>ets (ordered_set)</text:p>
          </table:table-cell>
          <table:table-cell office:value-type="float" office:value="8903.2">
            <text:p>8903.2</text:p>
          </table:table-cell>
          <table:table-cell office:value-type="string">
            <text:p><text:s/>us ( <text:s/>1.7), set:</text:p>
          </table:table-cell>
          <table:table-cell office:value-type="float" office:value="11940.7">
            <text:p>11940.7</text:p>
          </table:table-cell>
          <table:table-cell office:value-type="string">
            <text:p><text:s/>us ( <text:s/>1.2)</text:p>
          </table:table-cell>
        </table:table-row>
        <table:table-row table:style-name="ro2">
          <table:table-cell office:value-type="string">
            <text:p>ets (set)</text:p>
          </table:table-cell>
          <table:table-cell office:value-type="float" office:value="8213.1">
            <text:p>8213.1</text:p>
          </table:table-cell>
          <table:table-cell office:value-type="string">
            <text:p><text:s/>us ( <text:s/>1.6), set:</text:p>
          </table:table-cell>
          <table:table-cell office:value-type="float" office:value="10315.6">
            <text:p>10315.6</text:p>
          </table:table-cell>
          <table:table-cell office:value-type="string">
            <text:p><text:s/>us ( <text:s/>1.0)</text:p>
          </table:table-cell>
        </table:table-row>
        <table:table-row table:style-name="ro2">
          <table:table-cell office:value-type="string">
            <text:p>ets x10 read (ordered set)</text:p>
          </table:table-cell>
          <table:table-cell office:value-type="float" office:value="7535.7">
            <text:p>7535.7</text:p>
          </table:table-cell>
          <table:table-cell office:value-type="string">
            <text:p><text:s/>us ( <text:s/>1.4)</text:p>
          </table:table-cell>
          <table:table-cell table:number-columns-repeated="2"/>
        </table:table-row>
        <table:table-row table:style-name="ro2">
          <table:table-cell office:value-type="string">
            <text:p>ets x10 read (set)</text:p>
          </table:table-cell>
          <table:table-cell office:value-type="float" office:value="6949.5">
            <text:p>6949.5</text:p>
          </table:table-cell>
          <table:table-cell office:value-type="string">
            <text:p><text:s/>us ( <text:s/>1.3)</text:p>
          </table:table-cell>
          <table:table-cell table:number-columns-repeated="2"/>
        </table:table-row>
        <table:table-row table:style-name="ro2">
          <table:table-cell office:value-type="string">
            <text:p>gb_trees</text:p>
          </table:table-cell>
          <table:table-cell office:value-type="float" office:value="8625.9">
            <text:p>8625.9</text:p>
          </table:table-cell>
          <table:table-cell office:value-type="string">
            <text:p><text:s/>us ( <text:s/>1.6), set:</text:p>
          </table:table-cell>
          <table:table-cell office:value-type="float" office:value="17152">
            <text:p>17152</text:p>
          </table:table-cell>
          <table:table-cell office:value-type="string">
            <text:p><text:s/>us ( <text:s/>1.7)</text:p>
          </table:table-cell>
        </table:table-row>
        <table:table-row table:style-name="ro2">
          <table:table-cell office:value-type="string">
            <text:p>hashtl</text:p>
          </table:table-cell>
          <table:table-cell office:value-type="float" office:value="15289.7">
            <text:p>15289.7</text:p>
          </table:table-cell>
          <table:table-cell office:value-type="string">
            <text:p><text:s/>us ( <text:s/>2.9), set:</text:p>
          </table:table-cell>
          <table:table-cell office:value-type="float" office:value="30531">
            <text:p>30531</text:p>
          </table:table-cell>
          <table:table-cell office:value-type="string">
            <text:p><text:s/>us ( <text:s/>3.0)</text:p>
          </table:table-cell>
        </table:table-row>
        <table:table-row table:style-name="ro1">
          <table:table-cell office:value-type="string">
            <text:p>process dictionary</text:p>
          </table:table-cell>
          <table:table-cell office:value-type="float" office:value="5988.8">
            <text:p>5988.8</text:p>
          </table:table-cell>
          <table:table-cell office:value-type="string">
            <text:p><text:s/>us ( <text:s/>1.1), set:</text:p>
          </table:table-cell>
          <table:table-cell office:value-type="float" office:value="14283.2">
            <text:p>14283.2</text:p>
          </table:table-cell>
          <table:table-cell office:value-type="string">
            <text:p><text:s/>us ( <text:s/>1.4)</text:p>
          </table:table-cell>
        </table:table-row>
        <table:table-row table:style-name="ro2">
          <table:table-cell office:value-type="string">
            <text:p>rbdict</text:p>
          </table:table-cell>
          <table:table-cell office:value-type="float" office:value="7701">
            <text:p>7701</text:p>
          </table:table-cell>
          <table:table-cell office:value-type="string">
            <text:p><text:s/>us ( <text:s/>1.5), set:</text:p>
          </table:table-cell>
          <table:table-cell office:value-type="float" office:value="14704">
            <text:p>14704</text:p>
          </table:table-cell>
          <table:table-cell office:value-type="string">
            <text:p><text:s/>us ( <text:s/>1.4)</text:p>
          </table:table-cell>
        </table:table-row>
        <table:table-row table:style-name="ro2">
          <table:table-cell office:value-type="string">
            <text:p>trie</text:p>
          </table:table-cell>
          <table:table-cell office:value-type="float" office:value="5275.3">
            <text:p>5275.3</text:p>
          </table:table-cell>
          <table:table-cell office:value-type="string">
            <text:p><text:s/>us ( <text:s/>1.0), set:</text:p>
          </table:table-cell>
          <table:table-cell office:value-type="float" office:value="14217.7">
            <text:p>14217.7</text:p>
          </table:table-cell>
          <table:table-cell office:value-type="string">
            <text:p><text:s/>us ( <text:s/>1.4)</text:p>
          </table:table-cell>
        </table:table-row>
        <table:table-row table:style-name="ro1">
          <table:table-cell office:value-type="string">
            <text:p>N == 100000 (10 runs)</text:p>
          </table:table-cell>
          <table:table-cell table:number-columns-repeated="4"/>
        </table:table-row>
        <table:table-row table:style-name="ro2">
          <table:table-cell office:value-type="string">
            <text:p>aadict</text:p>
          </table:table-cell>
          <table:table-cell office:value-type="float" office:value="198179.8">
            <text:p>198179.8</text:p>
          </table:table-cell>
          <table:table-cell office:value-type="string">
            <text:p><text:s/>us ( <text:s/>2.9), set:</text:p>
          </table:table-cell>
          <table:table-cell office:value-type="float" office:value="292331.5">
            <text:p>292331.5</text:p>
          </table:table-cell>
          <table:table-cell office:value-type="string">
            <text:p><text:s/>us ( <text:s/>2.7)</text:p>
          </table:table-cell>
        </table:table-row>
        <table:table-row table:style-name="ro2">
          <table:table-cell office:value-type="string">
            <text:p>dict</text:p>
          </table:table-cell>
          <table:table-cell office:value-type="float" office:value="109865.6">
            <text:p>109865.6</text:p>
          </table:table-cell>
          <table:table-cell office:value-type="string">
            <text:p><text:s/>us ( <text:s/>1.6), set:</text:p>
          </table:table-cell>
          <table:table-cell office:value-type="float" office:value="552816.3">
            <text:p>552816.3</text:p>
          </table:table-cell>
          <table:table-cell office:value-type="string">
            <text:p><text:s/>us ( <text:s/>5.0)</text:p>
          </table:table-cell>
        </table:table-row>
        <table:table-row table:style-name="ro2">
          <table:table-cell office:value-type="string">
            <text:p>ets (ordered_set)</text:p>
          </table:table-cell>
          <table:table-cell office:value-type="float" office:value="135377.6">
            <text:p>135377.6</text:p>
          </table:table-cell>
          <table:table-cell office:value-type="string">
            <text:p><text:s/>us ( <text:s/>2.0), set:</text:p>
          </table:table-cell>
          <table:table-cell office:value-type="float" office:value="155204.8">
            <text:p>155204.8</text:p>
          </table:table-cell>
          <table:table-cell office:value-type="string">
            <text:p><text:s/>us ( <text:s/>1.4)</text:p>
          </table:table-cell>
        </table:table-row>
        <table:table-row table:style-name="ro2">
          <table:table-cell office:value-type="string">
            <text:p>ets (set)</text:p>
          </table:table-cell>
          <table:table-cell office:value-type="float" office:value="88240.8">
            <text:p>88240.8</text:p>
          </table:table-cell>
          <table:table-cell office:value-type="string">
            <text:p><text:s/>us ( <text:s/>1.3), set:</text:p>
          </table:table-cell>
          <table:table-cell office:value-type="float" office:value="110088.4">
            <text:p>110088.4</text:p>
          </table:table-cell>
          <table:table-cell office:value-type="string">
            <text:p><text:s/>us ( <text:s/>1.0)</text:p>
          </table:table-cell>
        </table:table-row>
        <table:table-row table:style-name="ro2">
          <table:table-cell office:value-type="string">
            <text:p>ets x10 read (ordered set)</text:p>
          </table:table-cell>
          <table:table-cell office:value-type="float" office:value="97416.2">
            <text:p>97416.2</text:p>
          </table:table-cell>
          <table:table-cell office:value-type="string">
            <text:p><text:s/>us ( <text:s/>1.4)</text:p>
          </table:table-cell>
          <table:table-cell table:number-columns-repeated="2"/>
        </table:table-row>
        <table:table-row table:style-name="ro2">
          <table:table-cell office:value-type="string">
            <text:p>ets x10 read (set)</text:p>
          </table:table-cell>
          <table:table-cell office:value-type="float" office:value="74857.3">
            <text:p>74857.3</text:p>
          </table:table-cell>
          <table:table-cell office:value-type="string">
            <text:p><text:s/>us ( <text:s/>1.1)</text:p>
          </table:table-cell>
          <table:table-cell table:number-columns-repeated="2"/>
        </table:table-row>
        <table:table-row table:style-name="ro2">
          <table:table-cell office:value-type="string">
            <text:p>gb_trees</text:p>
          </table:table-cell>
          <table:table-cell office:value-type="float" office:value="221469">
            <text:p>221469</text:p>
          </table:table-cell>
          <table:table-cell office:value-type="string">
            <text:p><text:s/>us ( <text:s/>3.2), set:</text:p>
          </table:table-cell>
          <table:table-cell office:value-type="float" office:value="338019.2">
            <text:p>338019.2</text:p>
          </table:table-cell>
          <table:table-cell office:value-type="string">
            <text:p><text:s/>us ( <text:s/>3.1)</text:p>
          </table:table-cell>
        </table:table-row>
        <table:table-row table:style-name="ro2">
          <table:table-cell office:value-type="string">
            <text:p>hashtl</text:p>
          </table:table-cell>
          <table:table-cell office:value-type="float" office:value="101314.6">
            <text:p>101314.6</text:p>
          </table:table-cell>
          <table:table-cell office:value-type="string">
            <text:p><text:s/>us ( <text:s/>1.5), set:</text:p>
          </table:table-cell>
          <table:table-cell office:value-type="float" office:value="212521.6">
            <text:p>212521.6</text:p>
          </table:table-cell>
          <table:table-cell office:value-type="string">
            <text:p><text:s/>us ( <text:s/>1.9)</text:p>
          </table:table-cell>
        </table:table-row>
        <table:table-row table:style-name="ro1">
          <table:table-cell office:value-type="string">
            <text:p>process dictionary</text:p>
          </table:table-cell>
          <table:table-cell office:value-type="float" office:value="68286">
            <text:p>68286</text:p>
          </table:table-cell>
          <table:table-cell office:value-type="string">
            <text:p><text:s/>us ( <text:s/>1.0), set:</text:p>
          </table:table-cell>
          <table:table-cell office:value-type="float" office:value="139829.3">
            <text:p>139829.3</text:p>
          </table:table-cell>
          <table:table-cell office:value-type="string">
            <text:p><text:s/>us ( <text:s/>1.3)</text:p>
          </table:table-cell>
        </table:table-row>
        <table:table-row table:style-name="ro2">
          <table:table-cell office:value-type="string">
            <text:p>rbdict</text:p>
          </table:table-cell>
          <table:table-cell office:value-type="float" office:value="194049.9">
            <text:p>194049.9</text:p>
          </table:table-cell>
          <table:table-cell office:value-type="string">
            <text:p><text:s/>us ( <text:s/>2.8), set:</text:p>
          </table:table-cell>
          <table:table-cell office:value-type="float" office:value="263348.2">
            <text:p>263348.2</text:p>
          </table:table-cell>
          <table:table-cell office:value-type="string">
            <text:p><text:s/>us ( <text:s/>2.4)</text:p>
          </table:table-cell>
        </table:table-row>
        <table:table-row table:style-name="ro2">
          <table:table-cell office:value-type="string">
            <text:p>trie</text:p>
          </table:table-cell>
          <table:table-cell office:value-type="float" office:value="94791.4">
            <text:p>94791.4</text:p>
          </table:table-cell>
          <table:table-cell office:value-type="string">
            <text:p><text:s/>us ( <text:s/>1.4), set:</text:p>
          </table:table-cell>
          <table:table-cell office:value-type="float" office:value="399552.5">
            <text:p>399552.5</text:p>
          </table:table-cell>
          <table:table-cell office:value-type="string">
            <text:p><text:s/>us ( <text:s/>3.6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14T23:28:18</dc:date>
    <meta:generator>LibreOffice/3.5$Linux_X86_64 LibreOffice_project/350m1$Build-2</meta:generator>
    <meta:editing-duration>P0D</meta:editing-duration>
    <meta:editing-cycles>1</meta:editing-cycles>
    <meta:document-statistic meta:table-count="1" meta:cell-count="81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interval-major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131cm" svg:height="16.003cm" xlink:href=".." xlink:type="simple" chart:class="chart:bar" chart:style-name="ch1">
        <chart:title svg:x="10.963cm" svg:y="0.456cm" chart:style-name="ch2">
          <text:p>N == 1000</text:p>
        </chart:title>
        <chart:legend chart:legend-position="end" svg:x="22.926cm" svg:y="6.706cm" style:legend-expansion="high" chart:style-name="ch3"/>
        <chart:plot-area chart:style-name="ch4" table:cell-range-address="Sheet1.A165:Sheet1.B175 Sheet1.B4:Sheet1.B15 Sheet1.B44:Sheet1.B55 Sheet1.B84:Sheet1.B95 Sheet1.B124:Sheet1.B135 Sheet1.B164:Sheet1.B164" chart:data-source-has-labels="both" svg:x="1.493cm" svg:y="2.195cm" svg:width="20.469cm" svg:height="12.507cm">
          <chartooo:coordinate-region svg:x="2.485cm" svg:y="2.395cm" svg:width="19.477cm" svg:height="11.262cm"/>
          <chart:axis chart:dimension="x" chart:name="primary-x" chart:style-name="ch5" chartooo:axis-type="auto">
            <chartooo:date-scale/>
            <chart:title svg:x="10.056cm" svg:y="15.022cm" chart:style-name="ch6">
              <text:p>DATA   STRUCTURES</text:p>
            </chart:title>
            <chart:categories table:cell-range-address="Sheet1.A165:Sheet1.A175"/>
          </chart:axis>
          <chart:axis chart:dimension="y" chart:name="primary-y" chart:style-name="ch7">
            <chart:title svg:x="0.451cm" svg:y="10.013cm" chart:style-name="ch8">
              <text:p>μs (smaller is better)</text:p>
            </chart:title>
            <chart:grid chart:style-name="ch9" chart:class="major"/>
          </chart:axis>
          <chart:series chart:style-name="ch10" chart:values-cell-range-address="Sheet1.B5:Sheet1.B15" chart:label-cell-address="Sheet1.B4:Sheet1.B4" chart:class="chart:bar">
            <chart:data-point chart:repeated="11"/>
          </chart:series>
          <chart:series chart:style-name="ch11" chart:values-cell-range-address="Sheet1.B45:Sheet1.B55" chart:label-cell-address="Sheet1.B44:Sheet1.B44" chart:class="chart:bar">
            <chart:data-point chart:repeated="11"/>
          </chart:series>
          <chart:series chart:style-name="ch12" chart:values-cell-range-address="Sheet1.B85:Sheet1.B95" chart:label-cell-address="Sheet1.B84:Sheet1.B84" chart:class="chart:bar">
            <chart:data-point chart:repeated="11"/>
          </chart:series>
          <chart:series chart:style-name="ch13" chart:values-cell-range-address="Sheet1.B125:Sheet1.B135" chart:label-cell-address="Sheet1.B124:Sheet1.B124" chart:class="chart:bar">
            <chart:data-point chart:repeated="11"/>
          </chart:series>
          <chart:series chart:style-name="ch14" chart:values-cell-range-address="Sheet1.B165:Sheet1.B175" chart:label-cell-address="Sheet1.B164:Sheet1.B164" chart:class="chart:bar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0</text:p>
                <draw:g>
                  <svg:desc>Sheet1.B4:Sheet1.B4</svg:desc>
                </draw:g>
              </table:table-cell>
              <table:table-cell office:value-type="string">
                <text:p>O1</text:p>
                <draw:g>
                  <svg:desc>Sheet1.B44:Sheet1.B44</svg:desc>
                </draw:g>
              </table:table-cell>
              <table:table-cell office:value-type="string">
                <text:p>O2</text:p>
                <draw:g>
                  <svg:desc>Sheet1.B84:Sheet1.B84</svg:desc>
                </draw:g>
              </table:table-cell>
              <table:table-cell office:value-type="string">
                <text:p>O3</text:p>
                <draw:g>
                  <svg:desc>Sheet1.B124:Sheet1.B124</svg:desc>
                </draw:g>
              </table:table-cell>
              <table:table-cell office:value-type="string">
                <text:p>O4</text:p>
                <draw:g>
                  <svg:desc>Sheet1.B164:Sheet1.B1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adict</text:p>
                <draw:g>
                  <svg:desc>Sheet1.A165:Sheet1.A175</svg:desc>
                </draw:g>
              </table:table-cell>
              <table:table-cell office:value-type="float" office:value="431.8">
                <text:p>431.8</text:p>
                <draw:g>
                  <svg:desc>Sheet1.B5:Sheet1.B15</svg:desc>
                </draw:g>
              </table:table-cell>
              <table:table-cell office:value-type="float" office:value="364.6">
                <text:p>364.6</text:p>
                <draw:g>
                  <svg:desc>Sheet1.B45:Sheet1.B55</svg:desc>
                </draw:g>
              </table:table-cell>
              <table:table-cell office:value-type="float" office:value="473.4">
                <text:p>473.4</text:p>
                <draw:g>
                  <svg:desc>Sheet1.B85:Sheet1.B95</svg:desc>
                </draw:g>
              </table:table-cell>
              <table:table-cell office:value-type="float" office:value="465.3">
                <text:p>465.3</text:p>
                <draw:g>
                  <svg:desc>Sheet1.B125:Sheet1.B135</svg:desc>
                </draw:g>
              </table:table-cell>
              <table:table-cell office:value-type="float" office:value="364.5">
                <text:p>364.5</text:p>
                <draw:g>
                  <svg:desc>Sheet1.B165:Sheet1.B175</svg:desc>
                </draw:g>
              </table:table-cell>
            </table:table-row>
            <table:table-row>
              <table:table-cell office:value-type="string">
                <text:p>dict</text:p>
              </table:table-cell>
              <table:table-cell office:value-type="float" office:value="443.7">
                <text:p>443.7</text:p>
              </table:table-cell>
              <table:table-cell office:value-type="float" office:value="338.6">
                <text:p>338.6</text:p>
              </table:table-cell>
              <table:table-cell office:value-type="float" office:value="435">
                <text:p>435</text:p>
              </table:table-cell>
              <table:table-cell office:value-type="float" office:value="424.2">
                <text:p>424.2</text:p>
              </table:table-cell>
              <table:table-cell office:value-type="float" office:value="341.7">
                <text:p>341.7</text:p>
              </table:table-cell>
            </table:table-row>
            <table:table-row>
              <table:table-cell office:value-type="string">
                <text:p>ets (ordered_set)</text:p>
              </table:table-cell>
              <table:table-cell office:value-type="float" office:value="791.9">
                <text:p>791.9</text:p>
              </table:table-cell>
              <table:table-cell office:value-type="float" office:value="575">
                <text:p>575</text:p>
              </table:table-cell>
              <table:table-cell office:value-type="float" office:value="574.4">
                <text:p>574.4</text:p>
              </table:table-cell>
              <table:table-cell office:value-type="float" office:value="569.2">
                <text:p>569.2</text:p>
              </table:table-cell>
              <table:table-cell office:value-type="float" office:value="586.1">
                <text:p>586.1</text:p>
              </table:table-cell>
            </table:table-row>
            <table:table-row>
              <table:table-cell office:value-type="string">
                <text:p>ets (set)</text:p>
              </table:table-cell>
              <table:table-cell office:value-type="float" office:value="364.4">
                <text:p>364.4</text:p>
              </table:table-cell>
              <table:table-cell office:value-type="float" office:value="344.1">
                <text:p>344.1</text:p>
              </table:table-cell>
              <table:table-cell office:value-type="float" office:value="339.6">
                <text:p>339.6</text:p>
              </table:table-cell>
              <table:table-cell office:value-type="float" office:value="333.5">
                <text:p>333.5</text:p>
              </table:table-cell>
              <table:table-cell office:value-type="float" office:value="336.7">
                <text:p>336.7</text:p>
              </table:table-cell>
            </table:table-row>
            <table:table-row>
              <table:table-cell office:value-type="string">
                <text:p>ets x10 read (ordered set)</text:p>
              </table:table-cell>
              <table:table-cell office:value-type="float" office:value="655.3">
                <text:p>655.3</text:p>
              </table:table-cell>
              <table:table-cell office:value-type="float" office:value="569.3">
                <text:p>569.3</text:p>
              </table:table-cell>
              <table:table-cell office:value-type="float" office:value="623.7">
                <text:p>623.7</text:p>
              </table:table-cell>
              <table:table-cell office:value-type="float" office:value="598.3">
                <text:p>598.3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ets x10 read (set)</text:p>
              </table:table-cell>
              <table:table-cell office:value-type="float" office:value="593.7">
                <text:p>593.7</text:p>
              </table:table-cell>
              <table:table-cell office:value-type="float" office:value="675.6">
                <text:p>675.6</text:p>
              </table:table-cell>
              <table:table-cell office:value-type="float" office:value="585.3">
                <text:p>585.3</text:p>
              </table:table-cell>
              <table:table-cell office:value-type="float" office:value="615.6">
                <text:p>615.6</text:p>
              </table:table-cell>
              <table:table-cell office:value-type="float" office:value="559.8">
                <text:p>559.8</text:p>
              </table:table-cell>
            </table:table-row>
            <table:table-row>
              <table:table-cell office:value-type="string">
                <text:p>gb_trees</text:p>
              </table:table-cell>
              <table:table-cell office:value-type="float" office:value="459.4">
                <text:p>459.4</text:p>
              </table:table-cell>
              <table:table-cell office:value-type="float" office:value="404">
                <text:p>404</text:p>
              </table:table-cell>
              <table:table-cell office:value-type="float" office:value="408.5">
                <text:p>408.5</text:p>
              </table:table-cell>
              <table:table-cell office:value-type="float" office:value="509.1">
                <text:p>509.1</text:p>
              </table:table-cell>
              <table:table-cell office:value-type="float" office:value="507.6">
                <text:p>507.6</text:p>
              </table:table-cell>
            </table:table-row>
            <table:table-row>
              <table:table-cell office:value-type="string">
                <text:p>hashtl</text:p>
              </table:table-cell>
              <table:table-cell office:value-type="float" office:value="915.7">
                <text:p>915.7</text:p>
              </table:table-cell>
              <table:table-cell office:value-type="float" office:value="488.2">
                <text:p>488.2</text:p>
              </table:table-cell>
              <table:table-cell office:value-type="float" office:value="492.9">
                <text:p>492.9</text:p>
              </table:table-cell>
              <table:table-cell office:value-type="float" office:value="464.7">
                <text:p>464.7</text:p>
              </table:table-cell>
              <table:table-cell office:value-type="float" office:value="1015.4">
                <text:p>1015.4</text:p>
              </table:table-cell>
            </table:table-row>
            <table:table-row>
              <table:table-cell office:value-type="string">
                <text:p>process dictionary</text:p>
              </table:table-cell>
              <table:table-cell office:value-type="float" office:value="316.6">
                <text:p>316.6</text:p>
              </table:table-cell>
              <table:table-cell office:value-type="float" office:value="228.3">
                <text:p>228.3</text:p>
              </table:table-cell>
              <table:table-cell office:value-type="float" office:value="222.7">
                <text:p>222.7</text:p>
              </table:table-cell>
              <table:table-cell office:value-type="float" office:value="224.2">
                <text:p>224.2</text:p>
              </table:table-cell>
              <table:table-cell office:value-type="float" office:value="226.9">
                <text:p>226.9</text:p>
              </table:table-cell>
            </table:table-row>
            <table:table-row>
              <table:table-cell office:value-type="string">
                <text:p>rbdict</text:p>
              </table:table-cell>
              <table:table-cell office:value-type="float" office:value="420">
                <text:p>420</text:p>
              </table:table-cell>
              <table:table-cell office:value-type="float" office:value="350.9">
                <text:p>350.9</text:p>
              </table:table-cell>
              <table:table-cell office:value-type="float" office:value="352.2">
                <text:p>352.2</text:p>
              </table:table-cell>
              <table:table-cell office:value-type="float" office:value="449.9">
                <text:p>449.9</text:p>
              </table:table-cell>
              <table:table-cell office:value-type="float" office:value="461.8">
                <text:p>461.8</text:p>
              </table:table-cell>
            </table:table-row>
            <table:table-row>
              <table:table-cell office:value-type="string">
                <text:p>trie</text:p>
              </table:table-cell>
              <table:table-cell office:value-type="float" office:value="302.9">
                <text:p>302.9</text:p>
              </table:table-cell>
              <table:table-cell office:value-type="float" office:value="148.2">
                <text:p>148.2</text:p>
              </table:table-cell>
              <table:table-cell office:value-type="float" office:value="144.9">
                <text:p>144.9</text:p>
              </table:table-cell>
              <table:table-cell office:value-type="float" office:value="181.9">
                <text:p>181.9</text:p>
              </table:table-cell>
              <table:table-cell office:value-type="float" office:value="150.8">
                <text:p>150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131cm" svg:height="16.003cm" xlink:href=".." xlink:type="simple" chart:class="chart:bar" chart:style-name="ch1">
        <chart:title svg:x="10.844cm" svg:y="0.456cm" chart:style-name="ch2">
          <text:p>N == 10000</text:p>
        </chart:title>
        <chart:legend chart:legend-position="end" svg:x="22.926cm" svg:y="6.706cm" style:legend-expansion="high" chart:style-name="ch3"/>
        <chart:plot-area chart:style-name="ch4" table:cell-range-address="Sheet1.A177:Sheet1.B187 Sheet1.B4:Sheet1.B4 Sheet1.B17:Sheet1.B27 Sheet1.B44:Sheet1.B44 Sheet1.B57:Sheet1.B67 Sheet1.B84:Sheet1.B84 Sheet1.B97:Sheet1.B107 Sheet1.B124:Sheet1.B124 Sheet1.B137:Sheet1.B147 Sheet1.B164:Sheet1.B164" chart:data-source-has-labels="both" svg:x="1.493cm" svg:y="2.195cm" svg:width="20.469cm" svg:height="12.507cm">
          <chartooo:coordinate-region svg:x="2.67cm" svg:y="2.395cm" svg:width="19.292cm" svg:height="11.262cm"/>
          <chart:axis chart:dimension="x" chart:name="primary-x" chart:style-name="ch5" chartooo:axis-type="auto">
            <chartooo:date-scale/>
            <chart:title svg:x="10.056cm" svg:y="15.022cm" chart:style-name="ch6">
              <text:p>DATA   STRUCTURES</text:p>
            </chart:title>
            <chart:categories table:cell-range-address="Sheet1.A177:Sheet1.A187"/>
          </chart:axis>
          <chart:axis chart:dimension="y" chart:name="primary-y" chart:style-name="ch7">
            <chart:title svg:x="0.451cm" svg:y="10.013cm" chart:style-name="ch8">
              <text:p>μs (smaller is better)</text:p>
            </chart:title>
            <chart:grid chart:style-name="ch9" chart:class="major"/>
          </chart:axis>
          <chart:series chart:style-name="ch10" chart:values-cell-range-address="Sheet1.B17:Sheet1.B27" chart:label-cell-address="Sheet1.B4:Sheet1.B4" chart:class="chart:bar">
            <chart:data-point chart:repeated="11"/>
          </chart:series>
          <chart:series chart:style-name="ch11" chart:values-cell-range-address="Sheet1.B57:Sheet1.B67" chart:label-cell-address="Sheet1.B44:Sheet1.B44" chart:class="chart:bar">
            <chart:data-point chart:repeated="11"/>
          </chart:series>
          <chart:series chart:style-name="ch12" chart:values-cell-range-address="Sheet1.B97:Sheet1.B107" chart:label-cell-address="Sheet1.B84:Sheet1.B84" chart:class="chart:bar">
            <chart:data-point chart:repeated="11"/>
          </chart:series>
          <chart:series chart:style-name="ch13" chart:values-cell-range-address="Sheet1.B137:Sheet1.B147" chart:label-cell-address="Sheet1.B124:Sheet1.B124" chart:class="chart:bar">
            <chart:data-point chart:repeated="11"/>
          </chart:series>
          <chart:series chart:style-name="ch14" chart:values-cell-range-address="Sheet1.B177:Sheet1.B187" chart:label-cell-address="Sheet1.B164:Sheet1.B164" chart:class="chart:bar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0</text:p>
                <draw:g>
                  <svg:desc>Sheet1.B4:Sheet1.B4</svg:desc>
                </draw:g>
              </table:table-cell>
              <table:table-cell office:value-type="string">
                <text:p>O1</text:p>
                <draw:g>
                  <svg:desc>Sheet1.B44:Sheet1.B44</svg:desc>
                </draw:g>
              </table:table-cell>
              <table:table-cell office:value-type="string">
                <text:p>O2</text:p>
                <draw:g>
                  <svg:desc>Sheet1.B84:Sheet1.B84</svg:desc>
                </draw:g>
              </table:table-cell>
              <table:table-cell office:value-type="string">
                <text:p>O3</text:p>
                <draw:g>
                  <svg:desc>Sheet1.B124:Sheet1.B124</svg:desc>
                </draw:g>
              </table:table-cell>
              <table:table-cell office:value-type="string">
                <text:p>O4</text:p>
                <draw:g>
                  <svg:desc>Sheet1.B164:Sheet1.B1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adict</text:p>
                <draw:g>
                  <svg:desc>Sheet1.A177:Sheet1.A187</svg:desc>
                </draw:g>
              </table:table-cell>
              <table:table-cell office:value-type="float" office:value="8903.2">
                <text:p>8903.2</text:p>
                <draw:g>
                  <svg:desc>Sheet1.B17:Sheet1.B27</svg:desc>
                </draw:g>
              </table:table-cell>
              <table:table-cell office:value-type="float" office:value="8243.8">
                <text:p>8243.8</text:p>
                <draw:g>
                  <svg:desc>Sheet1.B57:Sheet1.B67</svg:desc>
                </draw:g>
              </table:table-cell>
              <table:table-cell office:value-type="float" office:value="8240.3">
                <text:p>8240.3</text:p>
                <draw:g>
                  <svg:desc>Sheet1.B97:Sheet1.B107</svg:desc>
                </draw:g>
              </table:table-cell>
              <table:table-cell office:value-type="float" office:value="8498.7">
                <text:p>8498.7</text:p>
                <draw:g>
                  <svg:desc>Sheet1.B137:Sheet1.B147</svg:desc>
                </draw:g>
              </table:table-cell>
              <table:table-cell office:value-type="float" office:value="7712.4">
                <text:p>7712.4</text:p>
                <draw:g>
                  <svg:desc>Sheet1.B177:Sheet1.B187</svg:desc>
                </draw:g>
              </table:table-cell>
            </table:table-row>
            <table:table-row>
              <table:table-cell office:value-type="string">
                <text:p>dict</text:p>
              </table:table-cell>
              <table:table-cell office:value-type="float" office:value="8144.9">
                <text:p>8144.9</text:p>
              </table:table-cell>
              <table:table-cell office:value-type="float" office:value="7905.4">
                <text:p>7905.4</text:p>
              </table:table-cell>
              <table:table-cell office:value-type="float" office:value="7820.1">
                <text:p>7820.1</text:p>
              </table:table-cell>
              <table:table-cell office:value-type="float" office:value="7812.6">
                <text:p>7812.6</text:p>
              </table:table-cell>
              <table:table-cell office:value-type="float" office:value="7464.2">
                <text:p>7464.2</text:p>
              </table:table-cell>
            </table:table-row>
            <table:table-row>
              <table:table-cell office:value-type="string">
                <text:p>ets (ordered_set)</text:p>
              </table:table-cell>
              <table:table-cell office:value-type="float" office:value="9488.3">
                <text:p>9488.3</text:p>
              </table:table-cell>
              <table:table-cell office:value-type="float" office:value="9647.8">
                <text:p>9647.8</text:p>
              </table:table-cell>
              <table:table-cell office:value-type="float" office:value="9841.4">
                <text:p>9841.4</text:p>
              </table:table-cell>
              <table:table-cell office:value-type="float" office:value="9503.9">
                <text:p>9503.9</text:p>
              </table:table-cell>
              <table:table-cell office:value-type="float" office:value="8903.2">
                <text:p>8903.2</text:p>
              </table:table-cell>
            </table:table-row>
            <table:table-row>
              <table:table-cell office:value-type="string">
                <text:p>ets (set)</text:p>
              </table:table-cell>
              <table:table-cell office:value-type="float" office:value="8149">
                <text:p>8149</text:p>
              </table:table-cell>
              <table:table-cell office:value-type="float" office:value="8741">
                <text:p>8741</text:p>
              </table:table-cell>
              <table:table-cell office:value-type="float" office:value="8539.8">
                <text:p>8539.8</text:p>
              </table:table-cell>
              <table:table-cell office:value-type="float" office:value="8636">
                <text:p>8636</text:p>
              </table:table-cell>
              <table:table-cell office:value-type="float" office:value="8213.1">
                <text:p>8213.1</text:p>
              </table:table-cell>
            </table:table-row>
            <table:table-row>
              <table:table-cell office:value-type="string">
                <text:p>ets x10 read (ordered set)</text:p>
              </table:table-cell>
              <table:table-cell office:value-type="float" office:value="7549.7">
                <text:p>7549.7</text:p>
              </table:table-cell>
              <table:table-cell office:value-type="float" office:value="8152.5">
                <text:p>8152.5</text:p>
              </table:table-cell>
              <table:table-cell office:value-type="float" office:value="8252.2">
                <text:p>8252.2</text:p>
              </table:table-cell>
              <table:table-cell office:value-type="float" office:value="8148.1">
                <text:p>8148.1</text:p>
              </table:table-cell>
              <table:table-cell office:value-type="float" office:value="7535.7">
                <text:p>7535.7</text:p>
              </table:table-cell>
            </table:table-row>
            <table:table-row>
              <table:table-cell office:value-type="string">
                <text:p>ets x10 read (set)</text:p>
              </table:table-cell>
              <table:table-cell office:value-type="float" office:value="6636.2">
                <text:p>6636.2</text:p>
              </table:table-cell>
              <table:table-cell office:value-type="float" office:value="7511.2">
                <text:p>7511.2</text:p>
              </table:table-cell>
              <table:table-cell office:value-type="float" office:value="7503.8">
                <text:p>7503.8</text:p>
              </table:table-cell>
              <table:table-cell office:value-type="float" office:value="7765.6">
                <text:p>7765.6</text:p>
              </table:table-cell>
              <table:table-cell office:value-type="float" office:value="6949.5">
                <text:p>6949.5</text:p>
              </table:table-cell>
            </table:table-row>
            <table:table-row>
              <table:table-cell office:value-type="string">
                <text:p>gb_trees</text:p>
              </table:table-cell>
              <table:table-cell office:value-type="float" office:value="9630.4">
                <text:p>9630.4</text:p>
              </table:table-cell>
              <table:table-cell office:value-type="float" office:value="8854.4">
                <text:p>8854.4</text:p>
              </table:table-cell>
              <table:table-cell office:value-type="float" office:value="8956.5">
                <text:p>8956.5</text:p>
              </table:table-cell>
              <table:table-cell office:value-type="float" office:value="8986.5">
                <text:p>8986.5</text:p>
              </table:table-cell>
              <table:table-cell office:value-type="float" office:value="8625.9">
                <text:p>8625.9</text:p>
              </table:table-cell>
            </table:table-row>
            <table:table-row>
              <table:table-cell office:value-type="string">
                <text:p>hashtl</text:p>
              </table:table-cell>
              <table:table-cell office:value-type="float" office:value="9724.2">
                <text:p>9724.2</text:p>
              </table:table-cell>
              <table:table-cell office:value-type="float" office:value="8872.8">
                <text:p>8872.8</text:p>
              </table:table-cell>
              <table:table-cell office:value-type="float" office:value="8733.6">
                <text:p>8733.6</text:p>
              </table:table-cell>
              <table:table-cell office:value-type="float" office:value="9372.1">
                <text:p>9372.1</text:p>
              </table:table-cell>
              <table:table-cell office:value-type="float" office:value="15289.7">
                <text:p>15289.7</text:p>
              </table:table-cell>
            </table:table-row>
            <table:table-row>
              <table:table-cell office:value-type="string">
                <text:p>process dictionary</text:p>
              </table:table-cell>
              <table:table-cell office:value-type="float" office:value="6178.1">
                <text:p>6178.1</text:p>
              </table:table-cell>
              <table:table-cell office:value-type="float" office:value="6474.1">
                <text:p>6474.1</text:p>
              </table:table-cell>
              <table:table-cell office:value-type="float" office:value="6167.1">
                <text:p>6167.1</text:p>
              </table:table-cell>
              <table:table-cell office:value-type="float" office:value="6215.1">
                <text:p>6215.1</text:p>
              </table:table-cell>
              <table:table-cell office:value-type="float" office:value="5988.8">
                <text:p>5988.8</text:p>
              </table:table-cell>
            </table:table-row>
            <table:table-row>
              <table:table-cell office:value-type="string">
                <text:p>rbdict</text:p>
              </table:table-cell>
              <table:table-cell office:value-type="float" office:value="8522.1">
                <text:p>8522.1</text:p>
              </table:table-cell>
              <table:table-cell office:value-type="float" office:value="7876.7">
                <text:p>7876.7</text:p>
              </table:table-cell>
              <table:table-cell office:value-type="float" office:value="7936.7">
                <text:p>7936.7</text:p>
              </table:table-cell>
              <table:table-cell office:value-type="float" office:value="7963.2">
                <text:p>7963.2</text:p>
              </table:table-cell>
              <table:table-cell office:value-type="float" office:value="7701">
                <text:p>7701</text:p>
              </table:table-cell>
            </table:table-row>
            <table:table-row>
              <table:table-cell office:value-type="string">
                <text:p>trie</text:p>
              </table:table-cell>
              <table:table-cell office:value-type="float" office:value="7215.9">
                <text:p>7215.9</text:p>
              </table:table-cell>
              <table:table-cell office:value-type="float" office:value="5395">
                <text:p>5395</text:p>
              </table:table-cell>
              <table:table-cell office:value-type="float" office:value="5220.3">
                <text:p>5220.3</text:p>
              </table:table-cell>
              <table:table-cell office:value-type="float" office:value="5199.3">
                <text:p>5199.3</text:p>
              </table:table-cell>
              <table:table-cell office:value-type="float" office:value="5275.3">
                <text:p>5275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131cm" svg:height="16.003cm" xlink:href=".." xlink:type="simple" chart:class="chart:bar" chart:style-name="ch1">
        <chart:title svg:x="10.725cm" svg:y="0.456cm" chart:style-name="ch2">
          <text:p>N == 100000</text:p>
        </chart:title>
        <chart:legend chart:legend-position="end" svg:x="22.926cm" svg:y="6.706cm" style:legend-expansion="high" chart:style-name="ch3"/>
        <chart:plot-area chart:style-name="ch4" table:cell-range-address="Sheet1.A189:Sheet1.B199 Sheet1.B4:Sheet1.B4 Sheet1.B29:Sheet1.B39 Sheet1.B44:Sheet1.B44 Sheet1.B69:Sheet1.B79 Sheet1.B84:Sheet1.B84 Sheet1.B109:Sheet1.B119 Sheet1.B124:Sheet1.B124 Sheet1.B149:Sheet1.B159 Sheet1.B164:Sheet1.B164" chart:data-source-has-labels="both" svg:x="1.493cm" svg:y="2.195cm" svg:width="20.469cm" svg:height="12.507cm">
          <chartooo:coordinate-region svg:x="2.855cm" svg:y="2.395cm" svg:width="19.107cm" svg:height="11.262cm"/>
          <chart:axis chart:dimension="x" chart:name="primary-x" chart:style-name="ch5" chartooo:axis-type="auto">
            <chartooo:date-scale/>
            <chart:title svg:x="10.056cm" svg:y="15.022cm" chart:style-name="ch6">
              <text:p>DATA   STRUCTURES</text:p>
            </chart:title>
            <chart:categories table:cell-range-address="Sheet1.A189:Sheet1.A199"/>
          </chart:axis>
          <chart:axis chart:dimension="y" chart:name="primary-y" chart:style-name="ch7">
            <chart:title svg:x="0.451cm" svg:y="10.013cm" chart:style-name="ch8">
              <text:p>μs (smaller is better)</text:p>
            </chart:title>
            <chart:grid chart:style-name="ch9" chart:class="major"/>
          </chart:axis>
          <chart:series chart:style-name="ch10" chart:values-cell-range-address="Sheet1.B29:Sheet1.B39" chart:label-cell-address="Sheet1.B4:Sheet1.B4" chart:class="chart:bar">
            <chart:data-point chart:repeated="11"/>
          </chart:series>
          <chart:series chart:style-name="ch11" chart:values-cell-range-address="Sheet1.B69:Sheet1.B79" chart:label-cell-address="Sheet1.B44:Sheet1.B44" chart:class="chart:bar">
            <chart:data-point chart:repeated="11"/>
          </chart:series>
          <chart:series chart:style-name="ch12" chart:values-cell-range-address="Sheet1.B109:Sheet1.B119" chart:label-cell-address="Sheet1.B84:Sheet1.B84" chart:class="chart:bar">
            <chart:data-point chart:repeated="11"/>
          </chart:series>
          <chart:series chart:style-name="ch13" chart:values-cell-range-address="Sheet1.B149:Sheet1.B159" chart:label-cell-address="Sheet1.B124:Sheet1.B124" chart:class="chart:bar">
            <chart:data-point chart:repeated="11"/>
          </chart:series>
          <chart:series chart:style-name="ch14" chart:values-cell-range-address="Sheet1.B189:Sheet1.B199" chart:label-cell-address="Sheet1.B164:Sheet1.B164" chart:class="chart:bar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0</text:p>
                <draw:g>
                  <svg:desc>Sheet1.B4:Sheet1.B4</svg:desc>
                </draw:g>
              </table:table-cell>
              <table:table-cell office:value-type="string">
                <text:p>O1</text:p>
                <draw:g>
                  <svg:desc>Sheet1.B44:Sheet1.B44</svg:desc>
                </draw:g>
              </table:table-cell>
              <table:table-cell office:value-type="string">
                <text:p>O2</text:p>
                <draw:g>
                  <svg:desc>Sheet1.B84:Sheet1.B84</svg:desc>
                </draw:g>
              </table:table-cell>
              <table:table-cell office:value-type="string">
                <text:p>O3</text:p>
                <draw:g>
                  <svg:desc>Sheet1.B124:Sheet1.B124</svg:desc>
                </draw:g>
              </table:table-cell>
              <table:table-cell office:value-type="string">
                <text:p>O4</text:p>
                <draw:g>
                  <svg:desc>Sheet1.B164:Sheet1.B1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adict</text:p>
                <draw:g>
                  <svg:desc>Sheet1.A189:Sheet1.A199</svg:desc>
                </draw:g>
              </table:table-cell>
              <table:table-cell office:value-type="float" office:value="217818.2">
                <text:p>217818.2</text:p>
                <draw:g>
                  <svg:desc>Sheet1.B29:Sheet1.B39</svg:desc>
                </draw:g>
              </table:table-cell>
              <table:table-cell office:value-type="float" office:value="203331.7">
                <text:p>203331.7</text:p>
                <draw:g>
                  <svg:desc>Sheet1.B69:Sheet1.B79</svg:desc>
                </draw:g>
              </table:table-cell>
              <table:table-cell office:value-type="float" office:value="213701.7">
                <text:p>213701.7</text:p>
                <draw:g>
                  <svg:desc>Sheet1.B109:Sheet1.B119</svg:desc>
                </draw:g>
              </table:table-cell>
              <table:table-cell office:value-type="float" office:value="203343">
                <text:p>203343</text:p>
                <draw:g>
                  <svg:desc>Sheet1.B149:Sheet1.B159</svg:desc>
                </draw:g>
              </table:table-cell>
              <table:table-cell office:value-type="float" office:value="198179.8">
                <text:p>198179.8</text:p>
                <draw:g>
                  <svg:desc>Sheet1.B189:Sheet1.B199</svg:desc>
                </draw:g>
              </table:table-cell>
            </table:table-row>
            <table:table-row>
              <table:table-cell office:value-type="string">
                <text:p>dict</text:p>
              </table:table-cell>
              <table:table-cell office:value-type="float" office:value="120559.7">
                <text:p>120559.7</text:p>
              </table:table-cell>
              <table:table-cell office:value-type="float" office:value="115243.7">
                <text:p>115243.7</text:p>
              </table:table-cell>
              <table:table-cell office:value-type="float" office:value="118862.2">
                <text:p>118862.2</text:p>
              </table:table-cell>
              <table:table-cell office:value-type="float" office:value="109768">
                <text:p>109768</text:p>
              </table:table-cell>
              <table:table-cell office:value-type="float" office:value="109865.6">
                <text:p>109865.6</text:p>
              </table:table-cell>
            </table:table-row>
            <table:table-row>
              <table:table-cell office:value-type="string">
                <text:p>ets (ordered_set)</text:p>
              </table:table-cell>
              <table:table-cell office:value-type="float" office:value="140960.1">
                <text:p>140960.1</text:p>
              </table:table-cell>
              <table:table-cell office:value-type="float" office:value="138594.7">
                <text:p>138594.7</text:p>
              </table:table-cell>
              <table:table-cell office:value-type="float" office:value="131884.9">
                <text:p>131884.9</text:p>
              </table:table-cell>
              <table:table-cell office:value-type="float" office:value="126994.1">
                <text:p>126994.1</text:p>
              </table:table-cell>
              <table:table-cell office:value-type="float" office:value="135377.6">
                <text:p>135377.6</text:p>
              </table:table-cell>
            </table:table-row>
            <table:table-row>
              <table:table-cell office:value-type="string">
                <text:p>ets (set)</text:p>
              </table:table-cell>
              <table:table-cell office:value-type="float" office:value="92217">
                <text:p>92217</text:p>
              </table:table-cell>
              <table:table-cell office:value-type="float" office:value="83570.1">
                <text:p>83570.1</text:p>
              </table:table-cell>
              <table:table-cell office:value-type="float" office:value="90851.1">
                <text:p>90851.1</text:p>
              </table:table-cell>
              <table:table-cell office:value-type="float" office:value="87807.5">
                <text:p>87807.5</text:p>
              </table:table-cell>
              <table:table-cell office:value-type="float" office:value="88240.8">
                <text:p>88240.8</text:p>
              </table:table-cell>
            </table:table-row>
            <table:table-row>
              <table:table-cell office:value-type="string">
                <text:p>ets x10 read (ordered set)</text:p>
              </table:table-cell>
              <table:table-cell office:value-type="float" office:value="94970.5">
                <text:p>94970.5</text:p>
              </table:table-cell>
              <table:table-cell office:value-type="float" office:value="95338.7">
                <text:p>95338.7</text:p>
              </table:table-cell>
              <table:table-cell office:value-type="float" office:value="90603.8">
                <text:p>90603.8</text:p>
              </table:table-cell>
              <table:table-cell office:value-type="float" office:value="81821.7">
                <text:p>81821.7</text:p>
              </table:table-cell>
              <table:table-cell office:value-type="float" office:value="97416.2">
                <text:p>97416.2</text:p>
              </table:table-cell>
            </table:table-row>
            <table:table-row>
              <table:table-cell office:value-type="string">
                <text:p>ets x10 read (set)</text:p>
              </table:table-cell>
              <table:table-cell office:value-type="float" office:value="77114.3">
                <text:p>77114.3</text:p>
              </table:table-cell>
              <table:table-cell office:value-type="float" office:value="68988.9">
                <text:p>68988.9</text:p>
              </table:table-cell>
              <table:table-cell office:value-type="float" office:value="74600.5">
                <text:p>74600.5</text:p>
              </table:table-cell>
              <table:table-cell office:value-type="float" office:value="72250.2">
                <text:p>72250.2</text:p>
              </table:table-cell>
              <table:table-cell office:value-type="float" office:value="74857.3">
                <text:p>74857.3</text:p>
              </table:table-cell>
            </table:table-row>
            <table:table-row>
              <table:table-cell office:value-type="string">
                <text:p>gb_trees</text:p>
              </table:table-cell>
              <table:table-cell office:value-type="float" office:value="240592.4">
                <text:p>240592.4</text:p>
              </table:table-cell>
              <table:table-cell office:value-type="float" office:value="228740.4">
                <text:p>228740.4</text:p>
              </table:table-cell>
              <table:table-cell office:value-type="float" office:value="234143.5">
                <text:p>234143.5</text:p>
              </table:table-cell>
              <table:table-cell office:value-type="float" office:value="228222">
                <text:p>228222</text:p>
              </table:table-cell>
              <table:table-cell office:value-type="float" office:value="221469">
                <text:p>221469</text:p>
              </table:table-cell>
            </table:table-row>
            <table:table-row>
              <table:table-cell office:value-type="string">
                <text:p>hashtl</text:p>
              </table:table-cell>
              <table:table-cell office:value-type="float" office:value="123689.9">
                <text:p>123689.9</text:p>
              </table:table-cell>
              <table:table-cell office:value-type="float" office:value="106109.2">
                <text:p>106109.2</text:p>
              </table:table-cell>
              <table:table-cell office:value-type="float" office:value="99279.3">
                <text:p>99279.3</text:p>
              </table:table-cell>
              <table:table-cell office:value-type="float" office:value="90128.9">
                <text:p>90128.9</text:p>
              </table:table-cell>
              <table:table-cell office:value-type="float" office:value="101314.6">
                <text:p>101314.6</text:p>
              </table:table-cell>
            </table:table-row>
            <table:table-row>
              <table:table-cell office:value-type="string">
                <text:p>process dictionary</text:p>
              </table:table-cell>
              <table:table-cell office:value-type="float" office:value="74274.1">
                <text:p>74274.1</text:p>
              </table:table-cell>
              <table:table-cell office:value-type="float" office:value="64525.8">
                <text:p>64525.8</text:p>
              </table:table-cell>
              <table:table-cell office:value-type="float" office:value="69277.4">
                <text:p>69277.4</text:p>
              </table:table-cell>
              <table:table-cell office:value-type="float" office:value="68322.9">
                <text:p>68322.9</text:p>
              </table:table-cell>
              <table:table-cell office:value-type="float" office:value="68286">
                <text:p>68286</text:p>
              </table:table-cell>
            </table:table-row>
            <table:table-row>
              <table:table-cell office:value-type="string">
                <text:p>rbdict</text:p>
              </table:table-cell>
              <table:table-cell office:value-type="float" office:value="216569.4">
                <text:p>216569.4</text:p>
              </table:table-cell>
              <table:table-cell office:value-type="float" office:value="199559.6">
                <text:p>199559.6</text:p>
              </table:table-cell>
              <table:table-cell office:value-type="float" office:value="206904.5">
                <text:p>206904.5</text:p>
              </table:table-cell>
              <table:table-cell office:value-type="float" office:value="196716.5">
                <text:p>196716.5</text:p>
              </table:table-cell>
              <table:table-cell office:value-type="float" office:value="194049.9">
                <text:p>194049.9</text:p>
              </table:table-cell>
            </table:table-row>
            <table:table-row>
              <table:table-cell office:value-type="string">
                <text:p>trie</text:p>
              </table:table-cell>
              <table:table-cell office:value-type="float" office:value="128545.4">
                <text:p>128545.4</text:p>
              </table:table-cell>
              <table:table-cell office:value-type="float" office:value="95711.2">
                <text:p>95711.2</text:p>
              </table:table-cell>
              <table:table-cell office:value-type="float" office:value="100507.5">
                <text:p>100507.5</text:p>
              </table:table-cell>
              <table:table-cell office:value-type="float" office:value="99331.1">
                <text:p>99331.1</text:p>
              </table:table-cell>
              <table:table-cell office:value-type="float" office:value="94791.4">
                <text:p>94791.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